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5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86562" table:style-name="ce17">
            <text:p>23,586,562</text:p>
          </table:table-cell>
          <table:table-cell office:value-type="float" office:value="11691334" table:style-name="ce17">
            <text:p>11,691,334</text:p>
          </table:table-cell>
          <table:table-cell office:value-type="float" office:value="11895228" table:style-name="ce17">
            <text:p>11,895,228</text:p>
          </table:table-cell>
          <table:table-cell office:value-type="float" office:value="955358" table:style-name="ce17">
            <text:p>955,358</text:p>
          </table:table-cell>
          <table:table-cell office:value-type="float" office:value="494892" table:style-name="ce17">
            <text:p>494,892</text:p>
          </table:table-cell>
          <table:table-cell office:value-type="float" office:value="460466" table:style-name="ce17">
            <text:p>460,466</text:p>
          </table:table-cell>
          <table:table-cell office:value-type="float" office:value="4.0504334629184191" table:style-name="ce18">
            <text:p>4.05</text:p>
          </table:table-cell>
          <table:table-cell office:value-type="float" office:value="1371671" table:style-name="ce17">
            <text:p>1,371,671</text:p>
          </table:table-cell>
          <table:table-cell office:value-type="float" office:value="710317" table:style-name="ce17">
            <text:p>710,317</text:p>
          </table:table-cell>
          <table:table-cell office:value-type="float" office:value="661354" table:style-name="ce17">
            <text:p>661,354</text:p>
          </table:table-cell>
          <table:table-cell office:value-type="float" office:value="5.8154766260551245" table:style-name="ce19">
            <text:p>5.82</text:p>
          </table:table-cell>
          <table:table-cell office:value-type="float" office:value="2374159" table:style-name="ce17">
            <text:p>2,374,159</text:p>
          </table:table-cell>
          <table:table-cell office:value-type="float" office:value="1231171" table:style-name="ce17">
            <text:p>1,231,171</text:p>
          </table:table-cell>
          <table:table-cell office:value-type="float" office:value="1142988" table:style-name="ce17">
            <text:p>1,142,988</text:p>
          </table:table-cell>
          <table:table-cell office:value-type="float" office:value="10.06572725605368" table:style-name="ce18">
            <text:p>10.07</text:p>
          </table:table-cell>
          <table:table-cell office:value-type="float" office:value="2579851" table:style-name="ce17">
            <text:p>2,579,851</text:p>
          </table:table-cell>
          <table:table-cell office:value-type="float" office:value="1338685" table:style-name="ce17">
            <text:p>1,338,685</text:p>
          </table:table-cell>
          <table:table-cell office:value-type="float" office:value="1241166" table:style-name="ce17">
            <text:p>1,241,166</text:p>
          </table:table-cell>
          <table:table-cell office:value-type="float" office:value="10.937800091424938" table:style-name="ce18">
            <text:p>10.94</text:p>
          </table:table-cell>
          <table:table-cell office:value-type="float" office:value="1293328" table:style-name="ce17">
            <text:p>1,293,328</text:p>
          </table:table-cell>
          <table:table-cell office:value-type="float" office:value="676339" table:style-name="ce17">
            <text:p>676,339</text:p>
          </table:table-cell>
          <table:table-cell office:value-type="float" office:value="616989" table:style-name="ce17">
            <text:p>616,989</text:p>
          </table:table-cell>
          <table:table-cell office:value-type="float" office:value="5.4833256326208124" table:style-name="ce18">
            <text:p>5.48</text:p>
          </table:table-cell>
          <table:table-cell office:value-type="float" office:value="19378010" table:style-name="ce17">
            <text:p>19,378,010</text:p>
          </table:table-cell>
          <table:table-cell office:value-type="float" office:value="9502402" table:style-name="ce17">
            <text:p>9,502,402</text:p>
          </table:table-cell>
          <table:table-cell office:value-type="float" office:value="9875608" table:style-name="ce17">
            <text:p>9,875,608</text:p>
          </table:table-cell>
          <table:table-cell office:value-type="float" office:value="82.156992612997186" table:style-name="ce18">
            <text:p>82.16</text:p>
          </table:table-cell>
          <table:table-cell office:value-type="float" office:value="3685306" table:style-name="ce17">
            <text:p>3,685,306</text:p>
          </table:table-cell>
          <table:table-cell office:value-type="float" office:value="1681778" table:style-name="ce17">
            <text:p>1,681,778</text:p>
          </table:table-cell>
          <table:table-cell office:value-type="float" office:value="2003528" table:style-name="ce17">
            <text:p>2,003,528</text:p>
          </table:table-cell>
          <table:table-cell office:value-type="float" office:value="15.624600143081471" table:style-name="ce18">
            <text:p>15.6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6407" table:style-name="ce21">
            <text:p>4,026,407</text:p>
          </table:table-cell>
          <table:table-cell office:value-type="float" office:value="1966707" table:style-name="ce21">
            <text:p>1,966,707</text:p>
          </table:table-cell>
          <table:table-cell office:value-type="float" office:value="2059700" table:style-name="ce21">
            <text:p>2,059,700</text:p>
          </table:table-cell>
          <table:table-cell office:value-type="float" office:value="151675" table:style-name="ce21">
            <text:p>151,675</text:p>
          </table:table-cell>
          <table:table-cell office:value-type="float" office:value="78237" table:style-name="ce21">
            <text:p>78,237</text:p>
          </table:table-cell>
          <table:table-cell office:value-type="float" office:value="73438" table:style-name="ce21">
            <text:p>73,438</text:p>
          </table:table-cell>
          <table:table-cell office:value-type="float" office:value="3.7670061670367647" table:style-name="ce22">
            <text:p>3.77</text:p>
          </table:table-cell>
          <table:table-cell office:value-type="float" office:value="220668" table:style-name="ce21">
            <text:p>220,668</text:p>
          </table:table-cell>
          <table:table-cell office:value-type="float" office:value="113916" table:style-name="ce21">
            <text:p>113,916</text:p>
          </table:table-cell>
          <table:table-cell office:value-type="float" office:value="106752" table:style-name="ce21">
            <text:p>106,752</text:p>
          </table:table-cell>
          <table:table-cell office:value-type="float" office:value="5.4805189837987065" table:style-name="ce23">
            <text:p>5.48</text:p>
          </table:table-cell>
          <table:table-cell office:value-type="float" office:value="386899" table:style-name="ce21">
            <text:p>386,899</text:p>
          </table:table-cell>
          <table:table-cell office:value-type="float" office:value="200228" table:style-name="ce21">
            <text:p>200,228</text:p>
          </table:table-cell>
          <table:table-cell office:value-type="float" office:value="186671" table:style-name="ce21">
            <text:p>186,671</text:p>
          </table:table-cell>
          <table:table-cell office:value-type="float" office:value="9.6090385298853285" table:style-name="ce22">
            <text:p>9.61</text:p>
          </table:table-cell>
          <table:table-cell office:value-type="float" office:value="419492" table:style-name="ce21">
            <text:p>419,492</text:p>
          </table:table-cell>
          <table:table-cell office:value-type="float" office:value="217277" table:style-name="ce21">
            <text:p>217,277</text:p>
          </table:table-cell>
          <table:table-cell office:value-type="float" office:value="202215" table:style-name="ce21">
            <text:p>202,215</text:p>
          </table:table-cell>
          <table:table-cell office:value-type="float" office:value="10.418519538635811" table:style-name="ce22">
            <text:p>10.42</text:p>
          </table:table-cell>
          <table:table-cell office:value-type="float" office:value="209264" table:style-name="ce21">
            <text:p>209,264</text:p>
          </table:table-cell>
          <table:table-cell office:value-type="float" office:value="109314" table:style-name="ce21">
            <text:p>109,314</text:p>
          </table:table-cell>
          <table:table-cell office:value-type="float" office:value="99950" table:style-name="ce21">
            <text:p>99,950</text:p>
          </table:table-cell>
          <table:table-cell office:value-type="float" office:value="5.197288798673358" table:style-name="ce22">
            <text:p>5.20</text:p>
          </table:table-cell>
          <table:table-cell office:value-type="float" office:value="3341109" table:style-name="ce21">
            <text:p>3,341,109</text:p>
          </table:table-cell>
          <table:table-cell office:value-type="float" office:value="1610790" table:style-name="ce21">
            <text:p>1,610,790</text:p>
          </table:table-cell>
          <table:table-cell office:value-type="float" office:value="1730319" table:style-name="ce21">
            <text:p>1,730,319</text:p>
          </table:table-cell>
          <table:table-cell office:value-type="float" office:value="82.979912363553908" table:style-name="ce22">
            <text:p>82.98</text:p>
          </table:table-cell>
          <table:table-cell office:value-type="float" office:value="596478" table:style-name="ce21">
            <text:p>596,478</text:p>
          </table:table-cell>
          <table:table-cell office:value-type="float" office:value="269515" table:style-name="ce21">
            <text:p>269,515</text:p>
          </table:table-cell>
          <table:table-cell office:value-type="float" office:value="326963" table:style-name="ce21">
            <text:p>326,963</text:p>
          </table:table-cell>
          <table:table-cell office:value-type="float" office:value="14.814150680743401" table:style-name="ce22">
            <text:p>14.8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26385" table:style-name="ce21">
            <text:p>2,626,385</text:p>
          </table:table-cell>
          <table:table-cell office:value-type="float" office:value="1250381" table:style-name="ce21">
            <text:p>1,250,381</text:p>
          </table:table-cell>
          <table:table-cell office:value-type="float" office:value="1376004" table:style-name="ce21">
            <text:p>1,376,004</text:p>
          </table:table-cell>
          <table:table-cell office:value-type="float" office:value="119745" table:style-name="ce21">
            <text:p>119,745</text:p>
          </table:table-cell>
          <table:table-cell office:value-type="float" office:value="61829" table:style-name="ce21">
            <text:p>61,829</text:p>
          </table:table-cell>
          <table:table-cell office:value-type="float" office:value="57916" table:style-name="ce21">
            <text:p>57,916</text:p>
          </table:table-cell>
          <table:table-cell office:value-type="float" office:value="4.5593087075961822" table:style-name="ce22">
            <text:p>4.56</text:p>
          </table:table-cell>
          <table:table-cell office:value-type="float" office:value="169800" table:style-name="ce21">
            <text:p>169,800</text:p>
          </table:table-cell>
          <table:table-cell office:value-type="float" office:value="87657" table:style-name="ce21">
            <text:p>87,657</text:p>
          </table:table-cell>
          <table:table-cell office:value-type="float" office:value="82143" table:style-name="ce21">
            <text:p>82,143</text:p>
          </table:table-cell>
          <table:table-cell office:value-type="float" office:value="6.4651602868581719" table:style-name="ce23">
            <text:p>6.47</text:p>
          </table:table-cell>
          <table:table-cell office:value-type="float" office:value="283354" table:style-name="ce21">
            <text:p>283,354</text:p>
          </table:table-cell>
          <table:table-cell office:value-type="float" office:value="146554" table:style-name="ce21">
            <text:p>146,554</text:p>
          </table:table-cell>
          <table:table-cell office:value-type="float" office:value="136800" table:style-name="ce21">
            <text:p>136,800</text:p>
          </table:table-cell>
          <table:table-cell office:value-type="float" office:value="10.788745747481805" table:style-name="ce22">
            <text:p>10.79</text:p>
          </table:table-cell>
          <table:table-cell office:value-type="float" office:value="306979" table:style-name="ce21">
            <text:p>306,979</text:p>
          </table:table-cell>
          <table:table-cell office:value-type="float" office:value="158795" table:style-name="ce21">
            <text:p>158,795</text:p>
          </table:table-cell>
          <table:table-cell office:value-type="float" office:value="148184" table:style-name="ce21">
            <text:p>148,184</text:p>
          </table:table-cell>
          <table:table-cell office:value-type="float" office:value="11.6882711407505" table:style-name="ce22">
            <text:p>11.69</text:p>
          </table:table-cell>
          <table:table-cell office:value-type="float" office:value="131634" table:style-name="ce21">
            <text:p>131,634</text:p>
          </table:table-cell>
          <table:table-cell office:value-type="float" office:value="68657" table:style-name="ce21">
            <text:p>68,657</text:p>
          </table:table-cell>
          <table:table-cell office:value-type="float" office:value="62977" table:style-name="ce21">
            <text:p>62,977</text:p>
          </table:table-cell>
          <table:table-cell office:value-type="float" office:value="5.0119841531230191" table:style-name="ce22">
            <text:p>5.01</text:p>
          </table:table-cell>
          <table:table-cell office:value-type="float" office:value="2161944" table:style-name="ce21">
            <text:p>2,161,944</text:p>
          </table:table-cell>
          <table:table-cell office:value-type="float" office:value="1009603" table:style-name="ce21">
            <text:p>1,009,603</text:p>
          </table:table-cell>
          <table:table-cell office:value-type="float" office:value="1152341" table:style-name="ce21">
            <text:p>1,152,341</text:p>
          </table:table-cell>
          <table:table-cell office:value-type="float" office:value="82.316339759783887" table:style-name="ce22">
            <text:p>82.32</text:p>
          </table:table-cell>
          <table:table-cell office:value-type="float" office:value="485472" table:style-name="ce21">
            <text:p>485,472</text:p>
          </table:table-cell>
          <table:table-cell office:value-type="float" office:value="215997" table:style-name="ce21">
            <text:p>215,997</text:p>
          </table:table-cell>
          <table:table-cell office:value-type="float" office:value="269475" table:style-name="ce21">
            <text:p>269,475</text:p>
          </table:table-cell>
          <table:table-cell office:value-type="float" office:value="18.48441869718263" table:style-name="ce22">
            <text:p>18.4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6665" table:style-name="ce21">
            <text:p>2,256,665</text:p>
          </table:table-cell>
          <table:table-cell office:value-type="float" office:value="1119101" table:style-name="ce21">
            <text:p>1,119,101</text:p>
          </table:table-cell>
          <table:table-cell office:value-type="float" office:value="1137564" table:style-name="ce21">
            <text:p>1,137,564</text:p>
          </table:table-cell>
          <table:table-cell office:value-type="float" office:value="113457" table:style-name="ce21">
            <text:p>113,457</text:p>
          </table:table-cell>
          <table:table-cell office:value-type="float" office:value="58820" table:style-name="ce21">
            <text:p>58,820</text:p>
          </table:table-cell>
          <table:table-cell office:value-type="float" office:value="54637" table:style-name="ce21">
            <text:p>54,637</text:p>
          </table:table-cell>
          <table:table-cell office:value-type="float" office:value="5.0276403453769163" table:style-name="ce22">
            <text:p>5.03</text:p>
          </table:table-cell>
          <table:table-cell office:value-type="float" office:value="159219" table:style-name="ce21">
            <text:p>159,219</text:p>
          </table:table-cell>
          <table:table-cell office:value-type="float" office:value="82614" table:style-name="ce21">
            <text:p>82,614</text:p>
          </table:table-cell>
          <table:table-cell office:value-type="float" office:value="76605" table:style-name="ce21">
            <text:p>76,605</text:p>
          </table:table-cell>
          <table:table-cell office:value-type="float" office:value="7.0555000409896902" table:style-name="ce23">
            <text:p>7.06</text:p>
          </table:table-cell>
          <table:table-cell office:value-type="float" office:value="267593" table:style-name="ce21">
            <text:p>267,593</text:p>
          </table:table-cell>
          <table:table-cell office:value-type="float" office:value="138828" table:style-name="ce21">
            <text:p>138,828</text:p>
          </table:table-cell>
          <table:table-cell office:value-type="float" office:value="128765" table:style-name="ce21">
            <text:p>128,765</text:p>
          </table:table-cell>
          <table:table-cell office:value-type="float" office:value="11.857896497707902" table:style-name="ce22">
            <text:p>11.86</text:p>
          </table:table-cell>
          <table:table-cell office:value-type="float" office:value="289569" table:style-name="ce21">
            <text:p>289,569</text:p>
          </table:table-cell>
          <table:table-cell office:value-type="float" office:value="150384" table:style-name="ce21">
            <text:p>150,384</text:p>
          </table:table-cell>
          <table:table-cell office:value-type="float" office:value="139185" table:style-name="ce21">
            <text:p>139,185</text:p>
          </table:table-cell>
          <table:table-cell office:value-type="float" office:value="12.831722918554592" table:style-name="ce22">
            <text:p>12.83</text:p>
          </table:table-cell>
          <table:table-cell office:value-type="float" office:value="137094" table:style-name="ce21">
            <text:p>137,094</text:p>
          </table:table-cell>
          <table:table-cell office:value-type="float" office:value="71969" table:style-name="ce21">
            <text:p>71,969</text:p>
          </table:table-cell>
          <table:table-cell office:value-type="float" office:value="65125" table:style-name="ce21">
            <text:p>65,125</text:p>
          </table:table-cell>
          <table:table-cell office:value-type="float" office:value="6.0750709564778109" table:style-name="ce22">
            <text:p>6.08</text:p>
          </table:table-cell>
          <table:table-cell office:value-type="float" office:value="1795627" table:style-name="ce21">
            <text:p>1,795,627</text:p>
          </table:table-cell>
          <table:table-cell office:value-type="float" office:value="878836" table:style-name="ce21">
            <text:p>878,836</text:p>
          </table:table-cell>
          <table:table-cell office:value-type="float" office:value="916791" table:style-name="ce21">
            <text:p>916,791</text:p>
          </table:table-cell>
          <table:table-cell office:value-type="float" office:value="79.569940598183607" table:style-name="ce22">
            <text:p>79.57</text:p>
          </table:table-cell>
          <table:table-cell office:value-type="float" office:value="280966" table:style-name="ce21">
            <text:p>280,966</text:p>
          </table:table-cell>
          <table:table-cell office:value-type="float" office:value="128912" table:style-name="ce21">
            <text:p>128,912</text:p>
          </table:table-cell>
          <table:table-cell office:value-type="float" office:value="152054" table:style-name="ce21">
            <text:p>152,054</text:p>
          </table:table-cell>
          <table:table-cell office:value-type="float" office:value="12.450496639953206" table:style-name="ce22">
            <text:p>12.4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494" table:style-name="ce21">
            <text:p>2,816,494</text:p>
          </table:table-cell>
          <table:table-cell office:value-type="float" office:value="1384154" table:style-name="ce21">
            <text:p>1,384,154</text:p>
          </table:table-cell>
          <table:table-cell office:value-type="float" office:value="1432340" table:style-name="ce21">
            <text:p>1,432,340</text:p>
          </table:table-cell>
          <table:table-cell office:value-type="float" office:value="128126" table:style-name="ce21">
            <text:p>128,126</text:p>
          </table:table-cell>
          <table:table-cell office:value-type="float" office:value="66555" table:style-name="ce21">
            <text:p>66,555</text:p>
          </table:table-cell>
          <table:table-cell office:value-type="float" office:value="61571" table:style-name="ce21">
            <text:p>61,571</text:p>
          </table:table-cell>
          <table:table-cell office:value-type="float" office:value="4.5491309408079692" table:style-name="ce22">
            <text:p>4.55</text:p>
          </table:table-cell>
          <table:table-cell office:value-type="float" office:value="184917" table:style-name="ce21">
            <text:p>184,917</text:p>
          </table:table-cell>
          <table:table-cell office:value-type="float" office:value="95923" table:style-name="ce21">
            <text:p>95,923</text:p>
          </table:table-cell>
          <table:table-cell office:value-type="float" office:value="88994" table:style-name="ce21">
            <text:p>88,994</text:p>
          </table:table-cell>
          <table:table-cell office:value-type="float" office:value="6.5655030687088276" table:style-name="ce23">
            <text:p>6.57</text:p>
          </table:table-cell>
          <table:table-cell office:value-type="float" office:value="317456" table:style-name="ce21">
            <text:p>317,456</text:p>
          </table:table-cell>
          <table:table-cell office:value-type="float" office:value="164885" table:style-name="ce21">
            <text:p>164,885</text:p>
          </table:table-cell>
          <table:table-cell office:value-type="float" office:value="152571" table:style-name="ce21">
            <text:p>152,571</text:p>
          </table:table-cell>
          <table:table-cell office:value-type="float" office:value="11.271318170747035" table:style-name="ce22">
            <text:p>11.27</text:p>
          </table:table-cell>
          <table:table-cell office:value-type="float" office:value="344750" table:style-name="ce21">
            <text:p>344,750</text:p>
          </table:table-cell>
          <table:table-cell office:value-type="float" office:value="178934" table:style-name="ce21">
            <text:p>178,934</text:p>
          </table:table-cell>
          <table:table-cell office:value-type="float" office:value="165816" table:style-name="ce21">
            <text:p>165,816</text:p>
          </table:table-cell>
          <table:table-cell office:value-type="float" office:value="12.240395328376342" table:style-name="ce22">
            <text:p>12.24</text:p>
          </table:table-cell>
          <table:table-cell office:value-type="float" office:value="167420" table:style-name="ce21">
            <text:p>167,420</text:p>
          </table:table-cell>
          <table:table-cell office:value-type="float" office:value="86863" table:style-name="ce21">
            <text:p>86,863</text:p>
          </table:table-cell>
          <table:table-cell office:value-type="float" office:value="80557" table:style-name="ce21">
            <text:p>80,557</text:p>
          </table:table-cell>
          <table:table-cell office:value-type="float" office:value="5.9442697197295651" table:style-name="ce22">
            <text:p>5.94</text:p>
          </table:table-cell>
          <table:table-cell office:value-type="float" office:value="2262398" table:style-name="ce21">
            <text:p>2,262,398</text:p>
          </table:table-cell>
          <table:table-cell office:value-type="float" office:value="1096684" table:style-name="ce21">
            <text:p>1,096,684</text:p>
          </table:table-cell>
          <table:table-cell office:value-type="float" office:value="1165714" table:style-name="ce21">
            <text:p>1,165,714</text:p>
          </table:table-cell>
          <table:table-cell office:value-type="float" office:value="80.326746657369057" table:style-name="ce22">
            <text:p>80.33</text:p>
          </table:table-cell>
          <table:table-cell office:value-type="float" office:value="371715" table:style-name="ce21">
            <text:p>371,715</text:p>
          </table:table-cell>
          <table:table-cell office:value-type="float" office:value="169582" table:style-name="ce21">
            <text:p>169,582</text:p>
          </table:table-cell>
          <table:table-cell office:value-type="float" office:value="202133" table:style-name="ce21">
            <text:p>202,133</text:p>
          </table:table-cell>
          <table:table-cell office:value-type="float" office:value="13.19779129655522" table:style-name="ce22">
            <text:p>13.2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8253" table:style-name="ce21">
            <text:p>1,878,253</text:p>
          </table:table-cell>
          <table:table-cell office:value-type="float" office:value="935746" table:style-name="ce21">
            <text:p>935,746</text:p>
          </table:table-cell>
          <table:table-cell office:value-type="float" office:value="942507" table:style-name="ce21">
            <text:p>942,507</text:p>
          </table:table-cell>
          <table:table-cell office:value-type="float" office:value="69949" table:style-name="ce21">
            <text:p>69,949</text:p>
          </table:table-cell>
          <table:table-cell office:value-type="float" office:value="36254" table:style-name="ce21">
            <text:p>36,254</text:p>
          </table:table-cell>
          <table:table-cell office:value-type="float" office:value="33695" table:style-name="ce21">
            <text:p>33,695</text:p>
          </table:table-cell>
          <table:table-cell office:value-type="float" office:value="3.7241521775820399" table:style-name="ce22">
            <text:p>3.72</text:p>
          </table:table-cell>
          <table:table-cell office:value-type="float" office:value="101985" table:style-name="ce21">
            <text:p>101,985</text:p>
          </table:table-cell>
          <table:table-cell office:value-type="float" office:value="52801" table:style-name="ce21">
            <text:p>52,801</text:p>
          </table:table-cell>
          <table:table-cell office:value-type="float" office:value="49184" table:style-name="ce21">
            <text:p>49,184</text:p>
          </table:table-cell>
          <table:table-cell office:value-type="float" office:value="5.4297796942158483" table:style-name="ce23">
            <text:p>5.43</text:p>
          </table:table-cell>
          <table:table-cell office:value-type="float" office:value="178812" table:style-name="ce21">
            <text:p>178,812</text:p>
          </table:table-cell>
          <table:table-cell office:value-type="float" office:value="92542" table:style-name="ce21">
            <text:p>92,542</text:p>
          </table:table-cell>
          <table:table-cell office:value-type="float" office:value="86270" table:style-name="ce21">
            <text:p>86,270</text:p>
          </table:table-cell>
          <table:table-cell office:value-type="float" office:value="9.520123220886644" table:style-name="ce22">
            <text:p>9.52</text:p>
          </table:table-cell>
          <table:table-cell office:value-type="float" office:value="194645" table:style-name="ce21">
            <text:p>194,645</text:p>
          </table:table-cell>
          <table:table-cell office:value-type="float" office:value="100898" table:style-name="ce21">
            <text:p>100,898</text:p>
          </table:table-cell>
          <table:table-cell office:value-type="float" office:value="93747" table:style-name="ce21">
            <text:p>93,747</text:p>
          </table:table-cell>
          <table:table-cell office:value-type="float" office:value="10.3630874008986" table:style-name="ce22">
            <text:p>10.36</text:p>
          </table:table-cell>
          <table:table-cell office:value-type="float" office:value="97976" table:style-name="ce21">
            <text:p>97,976</text:p>
          </table:table-cell>
          <table:table-cell office:value-type="float" office:value="51248" table:style-name="ce21">
            <text:p>51,248</text:p>
          </table:table-cell>
          <table:table-cell office:value-type="float" office:value="46728" table:style-name="ce21">
            <text:p>46,728</text:p>
          </table:table-cell>
          <table:table-cell office:value-type="float" office:value="5.2163366702994747" table:style-name="ce22">
            <text:p>5.22</text:p>
          </table:table-cell>
          <table:table-cell office:value-type="float" office:value="1560666" table:style-name="ce21">
            <text:p>1,560,666</text:p>
          </table:table-cell>
          <table:table-cell office:value-type="float" office:value="770805" table:style-name="ce21">
            <text:p>770,805</text:p>
          </table:table-cell>
          <table:table-cell office:value-type="float" office:value="789861" table:style-name="ce21">
            <text:p>789,861</text:p>
          </table:table-cell>
          <table:table-cell office:value-type="float" office:value="83.091362026308488" table:style-name="ce22">
            <text:p>83.09</text:p>
          </table:table-cell>
          <table:table-cell office:value-type="float" office:value="301359" table:style-name="ce21">
            <text:p>301,359</text:p>
          </table:table-cell>
          <table:table-cell office:value-type="float" office:value="138381" table:style-name="ce21">
            <text:p>138,381</text:p>
          </table:table-cell>
          <table:table-cell office:value-type="float" office:value="162978" table:style-name="ce21">
            <text:p>162,978</text:p>
          </table:table-cell>
          <table:table-cell office:value-type="float" office:value="16.044643612974397" table:style-name="ce22">
            <text:p>16.0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2834" table:style-name="ce21">
            <text:p>2,772,834</text:p>
          </table:table-cell>
          <table:table-cell office:value-type="float" office:value="1368690" table:style-name="ce21">
            <text:p>1,368,690</text:p>
          </table:table-cell>
          <table:table-cell office:value-type="float" office:value="1404144" table:style-name="ce21">
            <text:p>1,404,144</text:p>
          </table:table-cell>
          <table:table-cell office:value-type="float" office:value="103814" table:style-name="ce21">
            <text:p>103,814</text:p>
          </table:table-cell>
          <table:table-cell office:value-type="float" office:value="53859" table:style-name="ce21">
            <text:p>53,859</text:p>
          </table:table-cell>
          <table:table-cell office:value-type="float" office:value="49955" table:style-name="ce21">
            <text:p>49,955</text:p>
          </table:table-cell>
          <table:table-cell office:value-type="float" office:value="3.7439673633546042" table:style-name="ce22">
            <text:p>3.74</text:p>
          </table:table-cell>
          <table:table-cell office:value-type="float" office:value="148898" table:style-name="ce21">
            <text:p>148,898</text:p>
          </table:table-cell>
          <table:table-cell office:value-type="float" office:value="77213" table:style-name="ce21">
            <text:p>77,213</text:p>
          </table:table-cell>
          <table:table-cell office:value-type="float" office:value="71685" table:style-name="ce21">
            <text:p>71,685</text:p>
          </table:table-cell>
          <table:table-cell office:value-type="float" office:value="5.3698851067175308" table:style-name="ce23">
            <text:p>5.37</text:p>
          </table:table-cell>
          <table:table-cell office:value-type="float" office:value="257849" table:style-name="ce21">
            <text:p>257,849</text:p>
          </table:table-cell>
          <table:table-cell office:value-type="float" office:value="133493" table:style-name="ce21">
            <text:p>133,493</text:p>
          </table:table-cell>
          <table:table-cell office:value-type="float" office:value="124356" table:style-name="ce21">
            <text:p>124,356</text:p>
          </table:table-cell>
          <table:table-cell office:value-type="float" office:value="9.2991141914734161" table:style-name="ce22">
            <text:p>9.30</text:p>
          </table:table-cell>
          <table:table-cell office:value-type="float" office:value="280340" table:style-name="ce21">
            <text:p>280,340</text:p>
          </table:table-cell>
          <table:table-cell office:value-type="float" office:value="145355" table:style-name="ce21">
            <text:p>145,355</text:p>
          </table:table-cell>
          <table:table-cell office:value-type="float" office:value="134985" table:style-name="ce21">
            <text:p>134,985</text:p>
          </table:table-cell>
          <table:table-cell office:value-type="float" office:value="10.110233789689538" table:style-name="ce22">
            <text:p>10.11</text:p>
          </table:table-cell>
          <table:table-cell office:value-type="float" office:value="145045" table:style-name="ce21">
            <text:p>145,045</text:p>
          </table:table-cell>
          <table:table-cell office:value-type="float" office:value="75776" table:style-name="ce21">
            <text:p>75,776</text:p>
          </table:table-cell>
          <table:table-cell office:value-type="float" office:value="69269" table:style-name="ce21">
            <text:p>69,269</text:p>
          </table:table-cell>
          <table:table-cell office:value-type="float" office:value="5.2309297996201725" table:style-name="ce22">
            <text:p>5.23</text:p>
          </table:table-cell>
          <table:table-cell office:value-type="float" office:value="2308534" table:style-name="ce21">
            <text:p>2,308,534</text:p>
          </table:table-cell>
          <table:table-cell office:value-type="float" office:value="1127529" table:style-name="ce21">
            <text:p>1,127,529</text:p>
          </table:table-cell>
          <table:table-cell office:value-type="float" office:value="1181005" table:style-name="ce21">
            <text:p>1,181,005</text:p>
          </table:table-cell>
          <table:table-cell office:value-type="float" office:value="83.25539862826264" table:style-name="ce22">
            <text:p>83.26</text:p>
          </table:table-cell>
          <table:table-cell office:value-type="float" office:value="448029" table:style-name="ce21">
            <text:p>448,029</text:p>
          </table:table-cell>
          <table:table-cell office:value-type="float" office:value="203664" table:style-name="ce21">
            <text:p>203,664</text:p>
          </table:table-cell>
          <table:table-cell office:value-type="float" office:value="244365" table:style-name="ce21">
            <text:p>244,365</text:p>
          </table:table-cell>
          <table:table-cell office:value-type="float" office:value="16.157801007921861" table:style-name="ce22">
            <text:p>16.1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56805" table:style-name="ce21">
            <text:p>7,056,805</text:p>
          </table:table-cell>
          <table:table-cell office:value-type="float" office:value="3589377" table:style-name="ce21">
            <text:p>3,589,377</text:p>
          </table:table-cell>
          <table:table-cell office:value-type="float" office:value="3467428" table:style-name="ce21">
            <text:p>3,467,428</text:p>
          </table:table-cell>
          <table:table-cell office:value-type="float" office:value="263046" table:style-name="ce21">
            <text:p>263,046</text:p>
          </table:table-cell>
          <table:table-cell office:value-type="float" office:value="136456" table:style-name="ce21">
            <text:p>136,456</text:p>
          </table:table-cell>
          <table:table-cell office:value-type="float" office:value="126590" table:style-name="ce21">
            <text:p>126,590</text:p>
          </table:table-cell>
          <table:table-cell office:value-type="float" office:value="3.727550924249714" table:style-name="ce22">
            <text:p>3.73</text:p>
          </table:table-cell>
          <table:table-cell office:value-type="float" office:value="378891" table:style-name="ce21">
            <text:p>378,891</text:p>
          </table:table-cell>
          <table:table-cell office:value-type="float" office:value="196426" table:style-name="ce21">
            <text:p>196,426</text:p>
          </table:table-cell>
          <table:table-cell office:value-type="float" office:value="182465" table:style-name="ce21">
            <text:p>182,465</text:p>
          </table:table-cell>
          <table:table-cell office:value-type="float" office:value="5.3691578554317427" table:style-name="ce23">
            <text:p>5.37</text:p>
          </table:table-cell>
          <table:table-cell office:value-type="float" office:value="670612" table:style-name="ce21">
            <text:p>670,612</text:p>
          </table:table-cell>
          <table:table-cell office:value-type="float" office:value="348631" table:style-name="ce21">
            <text:p>348,631</text:p>
          </table:table-cell>
          <table:table-cell office:value-type="float" office:value="321981" table:style-name="ce21">
            <text:p>321,981</text:p>
          </table:table-cell>
          <table:table-cell office:value-type="float" office:value="9.5030541441913154" table:style-name="ce22">
            <text:p>9.50</text:p>
          </table:table-cell>
          <table:table-cell office:value-type="float" office:value="731687" table:style-name="ce21">
            <text:p>731,687</text:p>
          </table:table-cell>
          <table:table-cell office:value-type="float" office:value="380594" table:style-name="ce21">
            <text:p>380,594</text:p>
          </table:table-cell>
          <table:table-cell office:value-type="float" office:value="351093" table:style-name="ce21">
            <text:p>351,093</text:p>
          </table:table-cell>
          <table:table-cell office:value-type="float" office:value="10.368530801120338" table:style-name="ce22">
            <text:p>10.37</text:p>
          </table:table-cell>
          <table:table-cell office:value-type="float" office:value="399283" table:style-name="ce21">
            <text:p>399,283</text:p>
          </table:table-cell>
          <table:table-cell office:value-type="float" office:value="209546" table:style-name="ce21">
            <text:p>209,546</text:p>
          </table:table-cell>
          <table:table-cell office:value-type="float" office:value="189737" table:style-name="ce21">
            <text:p>189,737</text:p>
          </table:table-cell>
          <table:table-cell office:value-type="float" office:value="5.6581271552777777" table:style-name="ce22">
            <text:p>5.66</text:p>
          </table:table-cell>
          <table:table-cell office:value-type="float" office:value="5815818" table:style-name="ce21">
            <text:p>5,815,818</text:p>
          </table:table-cell>
          <table:table-cell office:value-type="float" office:value="2941812" table:style-name="ce21">
            <text:p>2,941,812</text:p>
          </table:table-cell>
          <table:table-cell office:value-type="float" office:value="2874006" table:style-name="ce21">
            <text:p>2,874,006</text:p>
          </table:table-cell>
          <table:table-cell office:value-type="float" office:value="82.414322062179707" table:style-name="ce22">
            <text:p>82.41</text:p>
          </table:table-cell>
          <table:table-cell office:value-type="float" office:value="1180158" table:style-name="ce21">
            <text:p>1,180,158</text:p>
          </table:table-cell>
          <table:table-cell office:value-type="float" office:value="545468" table:style-name="ce21">
            <text:p>545,468</text:p>
          </table:table-cell>
          <table:table-cell office:value-type="float" office:value="634690" table:style-name="ce21">
            <text:p>634,690</text:p>
          </table:table-cell>
          <table:table-cell office:value-type="float" office:value="16.723687277741131" table:style-name="ce22">
            <text:p>16.72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970" table:style-name="ce25">
            <text:p>453,970</text:p>
          </table:table-cell>
          <table:table-cell office:value-type="float" office:value="228966" table:style-name="ce25">
            <text:p>228,966</text:p>
          </table:table-cell>
          <table:table-cell office:value-type="float" office:value="225004" table:style-name="ce25">
            <text:p>225,004</text:p>
          </table:table-cell>
          <table:table-cell office:value-type="float" office:value="16526" table:style-name="ce25">
            <text:p>16,526</text:p>
          </table:table-cell>
          <table:table-cell office:value-type="float" office:value="8498" table:style-name="ce25">
            <text:p>8,498</text:p>
          </table:table-cell>
          <table:table-cell office:value-type="float" office:value="8028" table:style-name="ce25">
            <text:p>8,028</text:p>
          </table:table-cell>
          <table:table-cell office:value-type="float" office:value="3.6403286560785952" table:style-name="ce26">
            <text:p>3.64</text:p>
          </table:table-cell>
          <table:table-cell office:value-type="float" office:value="23714" table:style-name="ce25">
            <text:p>23,714</text:p>
          </table:table-cell>
          <table:table-cell office:value-type="float" office:value="12233" table:style-name="ce25">
            <text:p>12,233</text:p>
          </table:table-cell>
          <table:table-cell office:value-type="float" office:value="11481" table:style-name="ce25">
            <text:p>11,481</text:p>
          </table:table-cell>
          <table:table-cell office:value-type="float" office:value="5.2236931955856116" table:style-name="ce27">
            <text:p>5.22</text:p>
          </table:table-cell>
          <table:table-cell office:value-type="float" office:value="42029" table:style-name="ce25">
            <text:p>42,029</text:p>
          </table:table-cell>
          <table:table-cell office:value-type="float" office:value="21811" table:style-name="ce25">
            <text:p>21,811</text:p>
          </table:table-cell>
          <table:table-cell office:value-type="float" office:value="20218" table:style-name="ce25">
            <text:p>20,218</text:p>
          </table:table-cell>
          <table:table-cell office:value-type="float" office:value="9.2581007555565353" table:style-name="ce26">
            <text:p>9.26</text:p>
          </table:table-cell>
          <table:table-cell office:value-type="float" office:value="45756" table:style-name="ce25">
            <text:p>45,756</text:p>
          </table:table-cell>
          <table:table-cell office:value-type="float" office:value="23723" table:style-name="ce25">
            <text:p>23,723</text:p>
          </table:table-cell>
          <table:table-cell office:value-type="float" office:value="22033" table:style-name="ce25">
            <text:p>22,033</text:p>
          </table:table-cell>
          <table:table-cell office:value-type="float" office:value="10.07908011542613" table:style-name="ce26">
            <text:p>10.08</text:p>
          </table:table-cell>
          <table:table-cell office:value-type="float" office:value="24634" table:style-name="ce25">
            <text:p>24,634</text:p>
          </table:table-cell>
          <table:table-cell office:value-type="float" office:value="12799" table:style-name="ce25">
            <text:p>12,799</text:p>
          </table:table-cell>
          <table:table-cell office:value-type="float" office:value="11835" table:style-name="ce25">
            <text:p>11,835</text:p>
          </table:table-cell>
          <table:table-cell office:value-type="float" office:value="5.4263497587946334" table:style-name="ce26">
            <text:p>5.43</text:p>
          </table:table-cell>
          <table:table-cell office:value-type="float" office:value="376738" table:style-name="ce25">
            <text:p>376,738</text:p>
          </table:table-cell>
          <table:table-cell office:value-type="float" office:value="188876" table:style-name="ce25">
            <text:p>188,876</text:p>
          </table:table-cell>
          <table:table-cell office:value-type="float" office:value="187862" table:style-name="ce25">
            <text:p>187,862</text:p>
          </table:table-cell>
          <table:table-cell office:value-type="float" office:value="82.987422076348665" table:style-name="ce26">
            <text:p>82.99</text:p>
          </table:table-cell>
          <table:table-cell office:value-type="float" office:value="76659" table:style-name="ce25">
            <text:p>76,659</text:p>
          </table:table-cell>
          <table:table-cell office:value-type="float" office:value="35460" table:style-name="ce25">
            <text:p>35,460</text:p>
          </table:table-cell>
          <table:table-cell office:value-type="float" office:value="41199" table:style-name="ce25">
            <text:p>41,199</text:p>
          </table:table-cell>
          <table:table-cell office:value-type="float" office:value="16.886358129391809" table:style-name="ce26">
            <text:p>16.8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6434" table:style-name="ce25">
            <text:p>566,434</text:p>
          </table:table-cell>
          <table:table-cell office:value-type="float" office:value="289016" table:style-name="ce25">
            <text:p>289,016</text:p>
          </table:table-cell>
          <table:table-cell office:value-type="float" office:value="277418" table:style-name="ce25">
            <text:p>277,418</text:p>
          </table:table-cell>
          <table:table-cell office:value-type="float" office:value="28075" table:style-name="ce25">
            <text:p>28,075</text:p>
          </table:table-cell>
          <table:table-cell office:value-type="float" office:value="14679" table:style-name="ce25">
            <text:p>14,679</text:p>
          </table:table-cell>
          <table:table-cell office:value-type="float" office:value="13396" table:style-name="ce25">
            <text:p>13,396</text:p>
          </table:table-cell>
          <table:table-cell office:value-type="float" office:value="4.956446823460456" table:style-name="ce26">
            <text:p>4.96</text:p>
          </table:table-cell>
          <table:table-cell office:value-type="float" office:value="41432" table:style-name="ce25">
            <text:p>41,432</text:p>
          </table:table-cell>
          <table:table-cell office:value-type="float" office:value="21493" table:style-name="ce25">
            <text:p>21,493</text:p>
          </table:table-cell>
          <table:table-cell office:value-type="float" office:value="19939" table:style-name="ce25">
            <text:p>19,939</text:p>
          </table:table-cell>
          <table:table-cell office:value-type="float" office:value="7.3145326728268429" table:style-name="ce27">
            <text:p>7.31</text:p>
          </table:table-cell>
          <table:table-cell office:value-type="float" office:value="73308" table:style-name="ce25">
            <text:p>73,308</text:p>
          </table:table-cell>
          <table:table-cell office:value-type="float" office:value="38003" table:style-name="ce25">
            <text:p>38,003</text:p>
          </table:table-cell>
          <table:table-cell office:value-type="float" office:value="35305" table:style-name="ce25">
            <text:p>35,305</text:p>
          </table:table-cell>
          <table:table-cell office:value-type="float" office:value="12.942019723392312" table:style-name="ce26">
            <text:p>12.94</text:p>
          </table:table-cell>
          <table:table-cell office:value-type="float" office:value="79550" table:style-name="ce25">
            <text:p>79,550</text:p>
          </table:table-cell>
          <table:table-cell office:value-type="float" office:value="41278" table:style-name="ce25">
            <text:p>41,278</text:p>
          </table:table-cell>
          <table:table-cell office:value-type="float" office:value="38272" table:style-name="ce25">
            <text:p>38,272</text:p>
          </table:table-cell>
          <table:table-cell office:value-type="float" office:value="14.044001595949396" table:style-name="ce26">
            <text:p>14.04</text:p>
          </table:table-cell>
          <table:table-cell office:value-type="float" office:value="37074" table:style-name="ce25">
            <text:p>37,074</text:p>
          </table:table-cell>
          <table:table-cell office:value-type="float" office:value="19424" table:style-name="ce25">
            <text:p>19,424</text:p>
          </table:table-cell>
          <table:table-cell office:value-type="float" office:value="17650" table:style-name="ce25">
            <text:p>17,650</text:p>
          </table:table-cell>
          <table:table-cell office:value-type="float" office:value="6.5451579530889745" table:style-name="ce26">
            <text:p>6.55</text:p>
          </table:table-cell>
          <table:table-cell office:value-type="float" office:value="441671" table:style-name="ce25">
            <text:p>441,671</text:p>
          </table:table-cell>
          <table:table-cell office:value-type="float" office:value="223981" table:style-name="ce25">
            <text:p>223,981</text:p>
          </table:table-cell>
          <table:table-cell office:value-type="float" office:value="217690" table:style-name="ce25">
            <text:p>217,690</text:p>
          </table:table-cell>
          <table:table-cell office:value-type="float" office:value="77.973956365613645" table:style-name="ce26">
            <text:p>77.97</text:p>
          </table:table-cell>
          <table:table-cell office:value-type="float" office:value="72322" table:style-name="ce25">
            <text:p>72,322</text:p>
          </table:table-cell>
          <table:table-cell office:value-type="float" office:value="34485" table:style-name="ce25">
            <text:p>34,485</text:p>
          </table:table-cell>
          <table:table-cell office:value-type="float" office:value="37837" table:style-name="ce25">
            <text:p>37,837</text:p>
          </table:table-cell>
          <table:table-cell office:value-type="float" office:value="12.76794825169393" table:style-name="ce26">
            <text:p>12.7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4339" table:style-name="ce25">
            <text:p>544,339</text:p>
          </table:table-cell>
          <table:table-cell office:value-type="float" office:value="280614" table:style-name="ce25">
            <text:p>280,614</text:p>
          </table:table-cell>
          <table:table-cell office:value-type="float" office:value="263725" table:style-name="ce25">
            <text:p>263,725</text:p>
          </table:table-cell>
          <table:table-cell office:value-type="float" office:value="18571" table:style-name="ce25">
            <text:p>18,571</text:p>
          </table:table-cell>
          <table:table-cell office:value-type="float" office:value="9615" table:style-name="ce25">
            <text:p>9,615</text:p>
          </table:table-cell>
          <table:table-cell office:value-type="float" office:value="8956" table:style-name="ce25">
            <text:p>8,956</text:p>
          </table:table-cell>
          <table:table-cell office:value-type="float" office:value="3.4116607481734729" table:style-name="ce26">
            <text:p>3.41</text:p>
          </table:table-cell>
          <table:table-cell office:value-type="float" office:value="28153" table:style-name="ce25">
            <text:p>28,153</text:p>
          </table:table-cell>
          <table:table-cell office:value-type="float" office:value="14510" table:style-name="ce25">
            <text:p>14,510</text:p>
          </table:table-cell>
          <table:table-cell office:value-type="float" office:value="13643" table:style-name="ce25">
            <text:p>13,643</text:p>
          </table:table-cell>
          <table:table-cell office:value-type="float" office:value="5.1719608552758487" table:style-name="ce27">
            <text:p>5.17</text:p>
          </table:table-cell>
          <table:table-cell office:value-type="float" office:value="51727" table:style-name="ce25">
            <text:p>51,727</text:p>
          </table:table-cell>
          <table:table-cell office:value-type="float" office:value="26706" table:style-name="ce25">
            <text:p>26,706</text:p>
          </table:table-cell>
          <table:table-cell office:value-type="float" office:value="25021" table:style-name="ce25">
            <text:p>25,021</text:p>
          </table:table-cell>
          <table:table-cell office:value-type="float" office:value="9.5027179753793121" table:style-name="ce26">
            <text:p>9.50</text:p>
          </table:table-cell>
          <table:table-cell office:value-type="float" office:value="56545" table:style-name="ce25">
            <text:p>56,545</text:p>
          </table:table-cell>
          <table:table-cell office:value-type="float" office:value="29210" table:style-name="ce25">
            <text:p>29,210</text:p>
          </table:table-cell>
          <table:table-cell office:value-type="float" office:value="27335" table:style-name="ce25">
            <text:p>27,335</text:p>
          </table:table-cell>
          <table:table-cell office:value-type="float" office:value="10.387828173252329" table:style-name="ce26">
            <text:p>10.39</text:p>
          </table:table-cell>
          <table:table-cell office:value-type="float" office:value="31355" table:style-name="ce25">
            <text:p>31,355</text:p>
          </table:table-cell>
          <table:table-cell office:value-type="float" office:value="16715" table:style-name="ce25">
            <text:p>16,715</text:p>
          </table:table-cell>
          <table:table-cell office:value-type="float" office:value="14640" table:style-name="ce25">
            <text:p>14,640</text:p>
          </table:table-cell>
          <table:table-cell office:value-type="float" office:value="5.7601972300349598" table:style-name="ce26">
            <text:p>5.76</text:p>
          </table:table-cell>
          <table:table-cell office:value-type="float" office:value="448110" table:style-name="ce25">
            <text:p>448,110</text:p>
          </table:table-cell>
          <table:table-cell office:value-type="float" office:value="230343" table:style-name="ce25">
            <text:p>230,343</text:p>
          </table:table-cell>
          <table:table-cell office:value-type="float" office:value="217767" table:style-name="ce25">
            <text:p>217,767</text:p>
          </table:table-cell>
          <table:table-cell office:value-type="float" office:value="82.321861927952995" table:style-name="ce26">
            <text:p>82.32</text:p>
          </table:table-cell>
          <table:table-cell office:value-type="float" office:value="91754" table:style-name="ce25">
            <text:p>91,754</text:p>
          </table:table-cell>
          <table:table-cell office:value-type="float" office:value="43521" table:style-name="ce25">
            <text:p>43,521</text:p>
          </table:table-cell>
          <table:table-cell office:value-type="float" office:value="48233" table:style-name="ce25">
            <text:p>48,233</text:p>
          </table:table-cell>
          <table:table-cell office:value-type="float" office:value="16.856040077966121" table:style-name="ce26">
            <text:p>16.86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69953" table:style-name="ce25">
            <text:p>1,269,953</text:p>
          </table:table-cell>
          <table:table-cell office:value-type="float" office:value="645683" table:style-name="ce25">
            <text:p>645,683</text:p>
          </table:table-cell>
          <table:table-cell office:value-type="float" office:value="624270" table:style-name="ce25">
            <text:p>624,270</text:p>
          </table:table-cell>
          <table:table-cell office:value-type="float" office:value="53886" table:style-name="ce25">
            <text:p>53,886</text:p>
          </table:table-cell>
          <table:table-cell office:value-type="float" office:value="27941" table:style-name="ce25">
            <text:p>27,941</text:p>
          </table:table-cell>
          <table:table-cell office:value-type="float" office:value="25945" table:style-name="ce25">
            <text:p>25,945</text:p>
          </table:table-cell>
          <table:table-cell office:value-type="float" office:value="4.2431491559136436" table:style-name="ce26">
            <text:p>4.24</text:p>
          </table:table-cell>
          <table:table-cell office:value-type="float" office:value="74761" table:style-name="ce25">
            <text:p>74,761</text:p>
          </table:table-cell>
          <table:table-cell office:value-type="float" office:value="38865" table:style-name="ce25">
            <text:p>38,865</text:p>
          </table:table-cell>
          <table:table-cell office:value-type="float" office:value="35896" table:style-name="ce25">
            <text:p>35,896</text:p>
          </table:table-cell>
          <table:table-cell office:value-type="float" office:value="5.886910775438146" table:style-name="ce27">
            <text:p>5.89</text:p>
          </table:table-cell>
          <table:table-cell office:value-type="float" office:value="127664" table:style-name="ce25">
            <text:p>127,664</text:p>
          </table:table-cell>
          <table:table-cell office:value-type="float" office:value="66431" table:style-name="ce25">
            <text:p>66,431</text:p>
          </table:table-cell>
          <table:table-cell office:value-type="float" office:value="61233" table:style-name="ce25">
            <text:p>61,233</text:p>
          </table:table-cell>
          <table:table-cell office:value-type="float" office:value="10.0526554919749" table:style-name="ce26">
            <text:p>10.05</text:p>
          </table:table-cell>
          <table:table-cell office:value-type="float" office:value="138517" table:style-name="ce25">
            <text:p>138,517</text:p>
          </table:table-cell>
          <table:table-cell office:value-type="float" office:value="72138" table:style-name="ce25">
            <text:p>72,138</text:p>
          </table:table-cell>
          <table:table-cell office:value-type="float" office:value="66379" table:style-name="ce25">
            <text:p>66,379</text:p>
          </table:table-cell>
          <table:table-cell office:value-type="float" office:value="10.907254047984454" table:style-name="ce26">
            <text:p>10.91</text:p>
          </table:table-cell>
          <table:table-cell office:value-type="float" office:value="73631" table:style-name="ce25">
            <text:p>73,631</text:p>
          </table:table-cell>
          <table:table-cell office:value-type="float" office:value="38920" table:style-name="ce25">
            <text:p>38,920</text:p>
          </table:table-cell>
          <table:table-cell office:value-type="float" office:value="34711" table:style-name="ce25">
            <text:p>34,711</text:p>
          </table:table-cell>
          <table:table-cell office:value-type="float" office:value="5.7979311045369393" table:style-name="ce26">
            <text:p>5.80</text:p>
          </table:table-cell>
          <table:table-cell office:value-type="float" office:value="1037072" table:style-name="ce25">
            <text:p>1,037,072</text:p>
          </table:table-cell>
          <table:table-cell office:value-type="float" office:value="523815" table:style-name="ce25">
            <text:p>523,815</text:p>
          </table:table-cell>
          <table:table-cell office:value-type="float" office:value="513257" table:style-name="ce25">
            <text:p>513,257</text:p>
          </table:table-cell>
          <table:table-cell office:value-type="float" office:value="81.662234744120454" table:style-name="ce26">
            <text:p>81.66</text:p>
          </table:table-cell>
          <table:table-cell office:value-type="float" office:value="206515" table:style-name="ce25">
            <text:p>206,515</text:p>
          </table:table-cell>
          <table:table-cell office:value-type="float" office:value="95204" table:style-name="ce25">
            <text:p>95,204</text:p>
          </table:table-cell>
          <table:table-cell office:value-type="float" office:value="111311" table:style-name="ce25">
            <text:p>111,311</text:p>
          </table:table-cell>
          <table:table-cell office:value-type="float" office:value="16.261625430232456" table:style-name="ce26">
            <text:p>16.2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2877" table:style-name="ce25">
            <text:p>492,877</text:p>
          </table:table-cell>
          <table:table-cell office:value-type="float" office:value="252004" table:style-name="ce25">
            <text:p>252,004</text:p>
          </table:table-cell>
          <table:table-cell office:value-type="float" office:value="240873" table:style-name="ce25">
            <text:p>240,873</text:p>
          </table:table-cell>
          <table:table-cell office:value-type="float" office:value="15729" table:style-name="ce25">
            <text:p>15,729</text:p>
          </table:table-cell>
          <table:table-cell office:value-type="float" office:value="8193" table:style-name="ce25">
            <text:p>8,193</text:p>
          </table:table-cell>
          <table:table-cell office:value-type="float" office:value="7536" table:style-name="ce25">
            <text:p>7,536</text:p>
          </table:table-cell>
          <table:table-cell office:value-type="float" office:value="3.1912627288349831" table:style-name="ce26">
            <text:p>3.19</text:p>
          </table:table-cell>
          <table:table-cell office:value-type="float" office:value="22519" table:style-name="ce25">
            <text:p>22,519</text:p>
          </table:table-cell>
          <table:table-cell office:value-type="float" office:value="11724" table:style-name="ce25">
            <text:p>11,724</text:p>
          </table:table-cell>
          <table:table-cell office:value-type="float" office:value="10795" table:style-name="ce25">
            <text:p>10,795</text:p>
          </table:table-cell>
          <table:table-cell office:value-type="float" office:value="4.5688883839172858" table:style-name="ce27">
            <text:p>4.57</text:p>
          </table:table-cell>
          <table:table-cell office:value-type="float" office:value="40666" table:style-name="ce25">
            <text:p>40,666</text:p>
          </table:table-cell>
          <table:table-cell office:value-type="float" office:value="21174" table:style-name="ce25">
            <text:p>21,174</text:p>
          </table:table-cell>
          <table:table-cell office:value-type="float" office:value="19492" table:style-name="ce25">
            <text:p>19,492</text:p>
          </table:table-cell>
          <table:table-cell office:value-type="float" office:value="8.250740042647557" table:style-name="ce26">
            <text:p>8.25</text:p>
          </table:table-cell>
          <table:table-cell office:value-type="float" office:value="44552" table:style-name="ce25">
            <text:p>44,552</text:p>
          </table:table-cell>
          <table:table-cell office:value-type="float" office:value="23187" table:style-name="ce25">
            <text:p>23,187</text:p>
          </table:table-cell>
          <table:table-cell office:value-type="float" office:value="21365" table:style-name="ce25">
            <text:p>21,365</text:p>
          </table:table-cell>
          <table:table-cell office:value-type="float" office:value="9.0391720449523909" table:style-name="ce26">
            <text:p>9.04</text:p>
          </table:table-cell>
          <table:table-cell office:value-type="float" office:value="26759" table:style-name="ce25">
            <text:p>26,759</text:p>
          </table:table-cell>
          <table:table-cell office:value-type="float" office:value="13859" table:style-name="ce25">
            <text:p>13,859</text:p>
          </table:table-cell>
          <table:table-cell office:value-type="float" office:value="12900" table:style-name="ce25">
            <text:p>12,900</text:p>
          </table:table-cell>
          <table:table-cell office:value-type="float" office:value="5.4291435794325968" table:style-name="ce26">
            <text:p>5.43</text:p>
          </table:table-cell>
          <table:table-cell office:value-type="float" office:value="413700" table:style-name="ce25">
            <text:p>413,700</text:p>
          </table:table-cell>
          <table:table-cell office:value-type="float" office:value="210875" table:style-name="ce25">
            <text:p>210,875</text:p>
          </table:table-cell>
          <table:table-cell office:value-type="float" office:value="202825" table:style-name="ce25">
            <text:p>202,825</text:p>
          </table:table-cell>
          <table:table-cell office:value-type="float" office:value="83.935748675633064" table:style-name="ce26">
            <text:p>83.94</text:p>
          </table:table-cell>
          <table:table-cell office:value-type="float" office:value="89778" table:style-name="ce25">
            <text:p>89,778</text:p>
          </table:table-cell>
          <table:table-cell office:value-type="float" office:value="42204" table:style-name="ce25">
            <text:p>42,204</text:p>
          </table:table-cell>
          <table:table-cell office:value-type="float" office:value="47574" table:style-name="ce25">
            <text:p>47,574</text:p>
          </table:table-cell>
          <table:table-cell office:value-type="float" office:value="18.215092203531512" table:style-name="ce26">
            <text:p>18.2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79468" table:style-name="ce25">
            <text:p>679,468</text:p>
          </table:table-cell>
          <table:table-cell office:value-type="float" office:value="351707" table:style-name="ce25">
            <text:p>351,707</text:p>
          </table:table-cell>
          <table:table-cell office:value-type="float" office:value="327761" table:style-name="ce25">
            <text:p>327,761</text:p>
          </table:table-cell>
          <table:table-cell office:value-type="float" office:value="22225" table:style-name="ce25">
            <text:p>22,225</text:p>
          </table:table-cell>
          <table:table-cell office:value-type="float" office:value="11526" table:style-name="ce25">
            <text:p>11,526</text:p>
          </table:table-cell>
          <table:table-cell office:value-type="float" office:value="10699" table:style-name="ce25">
            <text:p>10,699</text:p>
          </table:table-cell>
          <table:table-cell office:value-type="float" office:value="3.2709413835530152" table:style-name="ce26">
            <text:p>3.27</text:p>
          </table:table-cell>
          <table:table-cell office:value-type="float" office:value="31971" table:style-name="ce25">
            <text:p>31,971</text:p>
          </table:table-cell>
          <table:table-cell office:value-type="float" office:value="16527" table:style-name="ce25">
            <text:p>16,527</text:p>
          </table:table-cell>
          <table:table-cell office:value-type="float" office:value="15444" table:style-name="ce25">
            <text:p>15,444</text:p>
          </table:table-cell>
          <table:table-cell office:value-type="float" office:value="4.7052988514543728" table:style-name="ce27">
            <text:p>4.71</text:p>
          </table:table-cell>
          <table:table-cell office:value-type="float" office:value="57833" table:style-name="ce25">
            <text:p>57,833</text:p>
          </table:table-cell>
          <table:table-cell office:value-type="float" office:value="30071" table:style-name="ce25">
            <text:p>30,071</text:p>
          </table:table-cell>
          <table:table-cell office:value-type="float" office:value="27762" table:style-name="ce25">
            <text:p>27,762</text:p>
          </table:table-cell>
          <table:table-cell office:value-type="float" office:value="8.5115119475825196" table:style-name="ce26">
            <text:p>8.51</text:p>
          </table:table-cell>
          <table:table-cell office:value-type="float" office:value="63812" table:style-name="ce25">
            <text:p>63,812</text:p>
          </table:table-cell>
          <table:table-cell office:value-type="float" office:value="33165" table:style-name="ce25">
            <text:p>33,165</text:p>
          </table:table-cell>
          <table:table-cell office:value-type="float" office:value="30647" table:style-name="ce25">
            <text:p>30,647</text:p>
          </table:table-cell>
          <table:table-cell office:value-type="float" office:value="9.3914650873919001" table:style-name="ce26">
            <text:p>9.39</text:p>
          </table:table-cell>
          <table:table-cell office:value-type="float" office:value="38930" table:style-name="ce25">
            <text:p>38,930</text:p>
          </table:table-cell>
          <table:table-cell office:value-type="float" office:value="20399" table:style-name="ce25">
            <text:p>20,399</text:p>
          </table:table-cell>
          <table:table-cell office:value-type="float" office:value="18531" table:style-name="ce25">
            <text:p>18,531</text:p>
          </table:table-cell>
          <table:table-cell office:value-type="float" office:value="5.7294824774676654" table:style-name="ce26">
            <text:p>5.73</text:p>
          </table:table-cell>
          <table:table-cell office:value-type="float" office:value="565961" table:style-name="ce25">
            <text:p>565,961</text:p>
          </table:table-cell>
          <table:table-cell office:value-type="float" office:value="292474" table:style-name="ce25">
            <text:p>292,474</text:p>
          </table:table-cell>
          <table:table-cell office:value-type="float" office:value="273487" table:style-name="ce25">
            <text:p>273,487</text:p>
          </table:table-cell>
          <table:table-cell office:value-type="float" office:value="83.294724696380101" table:style-name="ce26">
            <text:p>83.29</text:p>
          </table:table-cell>
          <table:table-cell office:value-type="float" office:value="127487" table:style-name="ce25">
            <text:p>127,487</text:p>
          </table:table-cell>
          <table:table-cell office:value-type="float" office:value="58439" table:style-name="ce25">
            <text:p>58,439</text:p>
          </table:table-cell>
          <table:table-cell office:value-type="float" office:value="69048" table:style-name="ce25">
            <text:p>69,048</text:p>
          </table:table-cell>
          <table:table-cell office:value-type="float" office:value="18.762767341508358" table:style-name="ce26">
            <text:p>18.7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1376" table:style-name="ce25">
            <text:p>501,376</text:p>
          </table:table-cell>
          <table:table-cell office:value-type="float" office:value="260200" table:style-name="ce25">
            <text:p>260,200</text:p>
          </table:table-cell>
          <table:table-cell office:value-type="float" office:value="241176" table:style-name="ce25">
            <text:p>241,176</text:p>
          </table:table-cell>
          <table:table-cell office:value-type="float" office:value="13743" table:style-name="ce25">
            <text:p>13,743</text:p>
          </table:table-cell>
          <table:table-cell office:value-type="float" office:value="7065" table:style-name="ce25">
            <text:p>7,065</text:p>
          </table:table-cell>
          <table:table-cell office:value-type="float" office:value="6678" table:style-name="ce25">
            <text:p>6,678</text:p>
          </table:table-cell>
          <table:table-cell office:value-type="float" office:value="2.7410566122032165" table:style-name="ce26">
            <text:p>2.74</text:p>
          </table:table-cell>
          <table:table-cell office:value-type="float" office:value="19344" table:style-name="ce25">
            <text:p>19,344</text:p>
          </table:table-cell>
          <table:table-cell office:value-type="float" office:value="9955" table:style-name="ce25">
            <text:p>9,955</text:p>
          </table:table-cell>
          <table:table-cell office:value-type="float" office:value="9389" table:style-name="ce25">
            <text:p>9,389</text:p>
          </table:table-cell>
          <table:table-cell office:value-type="float" office:value="3.8581822823589484" table:style-name="ce27">
            <text:p>3.86</text:p>
          </table:table-cell>
          <table:table-cell office:value-type="float" office:value="34725" table:style-name="ce25">
            <text:p>34,725</text:p>
          </table:table-cell>
          <table:table-cell office:value-type="float" office:value="17993" table:style-name="ce25">
            <text:p>17,993</text:p>
          </table:table-cell>
          <table:table-cell office:value-type="float" office:value="16732" table:style-name="ce25">
            <text:p>16,732</text:p>
          </table:table-cell>
          <table:table-cell office:value-type="float" office:value="6.9259398136328825" table:style-name="ce26">
            <text:p>6.93</text:p>
          </table:table-cell>
          <table:table-cell office:value-type="float" office:value="38097" table:style-name="ce25">
            <text:p>38,097</text:p>
          </table:table-cell>
          <table:table-cell office:value-type="float" office:value="19741" table:style-name="ce25">
            <text:p>19,741</text:p>
          </table:table-cell>
          <table:table-cell office:value-type="float" office:value="18356" table:style-name="ce25">
            <text:p>18,356</text:p>
          </table:table-cell>
          <table:table-cell office:value-type="float" office:value="7.5984889583865209" table:style-name="ce26">
            <text:p>7.60</text:p>
          </table:table-cell>
          <table:table-cell office:value-type="float" office:value="25425" table:style-name="ce25">
            <text:p>25,425</text:p>
          </table:table-cell>
          <table:table-cell office:value-type="float" office:value="13361" table:style-name="ce25">
            <text:p>13,361</text:p>
          </table:table-cell>
          <table:table-cell office:value-type="float" office:value="12064" table:style-name="ce25">
            <text:p>12,064</text:p>
          </table:table-cell>
          <table:table-cell office:value-type="float" office:value="5.0710444855756958" table:style-name="ce26">
            <text:p>5.07</text:p>
          </table:table-cell>
          <table:table-cell office:value-type="float" office:value="428975" table:style-name="ce25">
            <text:p>428,975</text:p>
          </table:table-cell>
          <table:table-cell office:value-type="float" office:value="222364" table:style-name="ce25">
            <text:p>222,364</text:p>
          </table:table-cell>
          <table:table-cell office:value-type="float" office:value="206611" table:style-name="ce25">
            <text:p>206,611</text:p>
          </table:table-cell>
          <table:table-cell office:value-type="float" office:value="85.559540145519534" table:style-name="ce26">
            <text:p>85.56</text:p>
          </table:table-cell>
          <table:table-cell office:value-type="float" office:value="100194" table:style-name="ce25">
            <text:p>100,194</text:p>
          </table:table-cell>
          <table:table-cell office:value-type="float" office:value="46375" table:style-name="ce25">
            <text:p>46,375</text:p>
          </table:table-cell>
          <table:table-cell office:value-type="float" office:value="53819" table:style-name="ce25">
            <text:p>53,819</text:p>
          </table:table-cell>
          <table:table-cell office:value-type="float" office:value="19.983804569823846" table:style-name="ce26">
            <text:p>19.98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6173" table:style-name="ce25">
            <text:p>816,173</text:p>
          </table:table-cell>
          <table:table-cell office:value-type="float" office:value="416050" table:style-name="ce25">
            <text:p>416,050</text:p>
          </table:table-cell>
          <table:table-cell office:value-type="float" office:value="400123" table:style-name="ce25">
            <text:p>400,123</text:p>
          </table:table-cell>
          <table:table-cell office:value-type="float" office:value="25599" table:style-name="ce25">
            <text:p>25,599</text:p>
          </table:table-cell>
          <table:table-cell office:value-type="float" office:value="13313" table:style-name="ce25">
            <text:p>13,313</text:p>
          </table:table-cell>
          <table:table-cell office:value-type="float" office:value="12286" table:style-name="ce25">
            <text:p>12,286</text:p>
          </table:table-cell>
          <table:table-cell office:value-type="float" office:value="3.1364673911045817" table:style-name="ce26">
            <text:p>3.14</text:p>
          </table:table-cell>
          <table:table-cell office:value-type="float" office:value="37076" table:style-name="ce25">
            <text:p>37,076</text:p>
          </table:table-cell>
          <table:table-cell office:value-type="float" office:value="19217" table:style-name="ce25">
            <text:p>19,217</text:p>
          </table:table-cell>
          <table:table-cell office:value-type="float" office:value="17859" table:style-name="ce25">
            <text:p>17,859</text:p>
          </table:table-cell>
          <table:table-cell office:value-type="float" office:value="4.5426643615998081" table:style-name="ce27">
            <text:p>4.54</text:p>
          </table:table-cell>
          <table:table-cell office:value-type="float" office:value="66029" table:style-name="ce25">
            <text:p>66,029</text:p>
          </table:table-cell>
          <table:table-cell office:value-type="float" office:value="34383" table:style-name="ce25">
            <text:p>34,383</text:p>
          </table:table-cell>
          <table:table-cell office:value-type="float" office:value="31646" table:style-name="ce25">
            <text:p>31,646</text:p>
          </table:table-cell>
          <table:table-cell office:value-type="float" office:value="8.0900740406752014" table:style-name="ce26">
            <text:p>8.09</text:p>
          </table:table-cell>
          <table:table-cell office:value-type="float" office:value="72194" table:style-name="ce25">
            <text:p>72,194</text:p>
          </table:table-cell>
          <table:table-cell office:value-type="float" office:value="37611" table:style-name="ce25">
            <text:p>37,611</text:p>
          </table:table-cell>
          <table:table-cell office:value-type="float" office:value="34583" table:style-name="ce25">
            <text:p>34,583</text:p>
          </table:table-cell>
          <table:table-cell office:value-type="float" office:value="8.8454286039846934" table:style-name="ce26">
            <text:p>8.85</text:p>
          </table:table-cell>
          <table:table-cell office:value-type="float" office:value="41990" table:style-name="ce25">
            <text:p>41,990</text:p>
          </table:table-cell>
          <table:table-cell office:value-type="float" office:value="21979" table:style-name="ce25">
            <text:p>21,979</text:p>
          </table:table-cell>
          <table:table-cell office:value-type="float" office:value="20011" table:style-name="ce25">
            <text:p>20,011</text:p>
          </table:table-cell>
          <table:table-cell office:value-type="float" office:value="5.1447425974640177" table:style-name="ce26">
            <text:p>5.14</text:p>
          </table:table-cell>
          <table:table-cell office:value-type="float" office:value="689205" table:style-name="ce25">
            <text:p>689,205</text:p>
          </table:table-cell>
          <table:table-cell office:value-type="float" office:value="349914" table:style-name="ce25">
            <text:p>349,914</text:p>
          </table:table-cell>
          <table:table-cell office:value-type="float" office:value="339291" table:style-name="ce25">
            <text:p>339,291</text:p>
          </table:table-cell>
          <table:table-cell office:value-type="float" office:value="84.443494210173569" table:style-name="ce26">
            <text:p>84.44</text:p>
          </table:table-cell>
          <table:table-cell office:value-type="float" office:value="143298" table:style-name="ce25">
            <text:p>143,298</text:p>
          </table:table-cell>
          <table:table-cell office:value-type="float" office:value="67048" table:style-name="ce25">
            <text:p>67,048</text:p>
          </table:table-cell>
          <table:table-cell office:value-type="float" office:value="76250" table:style-name="ce25">
            <text:p>76,250</text:p>
          </table:table-cell>
          <table:table-cell office:value-type="float" office:value="17.557307090531051" table:style-name="ce26">
            <text:p>17.5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045" table:style-name="ce25">
            <text:p>216,045</text:p>
          </table:table-cell>
          <table:table-cell office:value-type="float" office:value="111138" table:style-name="ce25">
            <text:p>111,138</text:p>
          </table:table-cell>
          <table:table-cell office:value-type="float" office:value="104907" table:style-name="ce25">
            <text:p>104,907</text:p>
          </table:table-cell>
          <table:table-cell office:value-type="float" office:value="7570" table:style-name="ce25">
            <text:p>7,570</text:p>
          </table:table-cell>
          <table:table-cell office:value-type="float" office:value="3980" table:style-name="ce25">
            <text:p>3,980</text:p>
          </table:table-cell>
          <table:table-cell office:value-type="float" office:value="3590" table:style-name="ce25">
            <text:p>3,590</text:p>
          </table:table-cell>
          <table:table-cell office:value-type="float" office:value="3.503899650535768" table:style-name="ce26">
            <text:p>3.50</text:p>
          </table:table-cell>
          <table:table-cell office:value-type="float" office:value="10828" table:style-name="ce25">
            <text:p>10,828</text:p>
          </table:table-cell>
          <table:table-cell office:value-type="float" office:value="5672" table:style-name="ce25">
            <text:p>5,672</text:p>
          </table:table-cell>
          <table:table-cell office:value-type="float" office:value="5156" table:style-name="ce25">
            <text:p>5,156</text:p>
          </table:table-cell>
          <table:table-cell office:value-type="float" office:value="5.0119188132102108" table:style-name="ce27">
            <text:p>5.01</text:p>
          </table:table-cell>
          <table:table-cell office:value-type="float" office:value="19234" table:style-name="ce25">
            <text:p>19,234</text:p>
          </table:table-cell>
          <table:table-cell office:value-type="float" office:value="10080" table:style-name="ce25">
            <text:p>10,080</text:p>
          </table:table-cell>
          <table:table-cell office:value-type="float" office:value="9154" table:style-name="ce25">
            <text:p>9,154</text:p>
          </table:table-cell>
          <table:table-cell office:value-type="float" office:value="8.9027748848619499" table:style-name="ce26">
            <text:p>8.90</text:p>
          </table:table-cell>
          <table:table-cell office:value-type="float" office:value="21015" table:style-name="ce25">
            <text:p>21,015</text:p>
          </table:table-cell>
          <table:table-cell office:value-type="float" office:value="11006" table:style-name="ce25">
            <text:p>11,006</text:p>
          </table:table-cell>
          <table:table-cell office:value-type="float" office:value="10009" table:style-name="ce25">
            <text:p>10,009</text:p>
          </table:table-cell>
          <table:table-cell office:value-type="float" office:value="9.7271401791293481" table:style-name="ce26">
            <text:p>9.73</text:p>
          </table:table-cell>
          <table:table-cell office:value-type="float" office:value="12048" table:style-name="ce25">
            <text:p>12,048</text:p>
          </table:table-cell>
          <table:table-cell office:value-type="float" office:value="6363" table:style-name="ce25">
            <text:p>6,363</text:p>
          </table:table-cell>
          <table:table-cell office:value-type="float" office:value="5685" table:style-name="ce25">
            <text:p>5,685</text:p>
          </table:table-cell>
          <table:table-cell office:value-type="float" office:value="5.5766159827813651" table:style-name="ce26">
            <text:p>5.58</text:p>
          </table:table-cell>
          <table:table-cell office:value-type="float" office:value="179629" table:style-name="ce25">
            <text:p>179,629</text:p>
          </table:table-cell>
          <table:table-cell office:value-type="float" office:value="92049" table:style-name="ce25">
            <text:p>92,049</text:p>
          </table:table-cell>
          <table:table-cell office:value-type="float" office:value="87580" table:style-name="ce25">
            <text:p>87,580</text:p>
          </table:table-cell>
          <table:table-cell office:value-type="float" office:value="83.144252354833483" table:style-name="ce26">
            <text:p>83.14</text:p>
          </table:table-cell>
          <table:table-cell office:value-type="float" office:value="36806" table:style-name="ce25">
            <text:p>36,806</text:p>
          </table:table-cell>
          <table:table-cell office:value-type="float" office:value="16679" table:style-name="ce25">
            <text:p>16,679</text:p>
          </table:table-cell>
          <table:table-cell office:value-type="float" office:value="20127" table:style-name="ce25">
            <text:p>20,127</text:p>
          </table:table-cell>
          <table:table-cell office:value-type="float" office:value="17.03626559281631" table:style-name="ce26">
            <text:p>17.0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453" table:style-name="ce25">
            <text:p>325,453</text:p>
          </table:table-cell>
          <table:table-cell office:value-type="float" office:value="164632" table:style-name="ce25">
            <text:p>164,632</text:p>
          </table:table-cell>
          <table:table-cell office:value-type="float" office:value="160821" table:style-name="ce25">
            <text:p>160,821</text:p>
          </table:table-cell>
          <table:table-cell office:value-type="float" office:value="12238" table:style-name="ce25">
            <text:p>12,238</text:p>
          </table:table-cell>
          <table:table-cell office:value-type="float" office:value="6370" table:style-name="ce25">
            <text:p>6,370</text:p>
          </table:table-cell>
          <table:table-cell office:value-type="float" office:value="5868" table:style-name="ce25">
            <text:p>5,868</text:p>
          </table:table-cell>
          <table:table-cell office:value-type="float" office:value="3.7602971857687595" table:style-name="ce26">
            <text:p>3.76</text:p>
          </table:table-cell>
          <table:table-cell office:value-type="float" office:value="17489" table:style-name="ce25">
            <text:p>17,489</text:p>
          </table:table-cell>
          <table:table-cell office:value-type="float" office:value="9111" table:style-name="ce25">
            <text:p>9,111</text:p>
          </table:table-cell>
          <table:table-cell office:value-type="float" office:value="8378" table:style-name="ce25">
            <text:p>8,378</text:p>
          </table:table-cell>
          <table:table-cell office:value-type="float" office:value="5.3737406015615159" table:style-name="ce27">
            <text:p>5.37</text:p>
          </table:table-cell>
          <table:table-cell office:value-type="float" office:value="30193" table:style-name="ce25">
            <text:p>30,193</text:p>
          </table:table-cell>
          <table:table-cell office:value-type="float" office:value="15803" table:style-name="ce25">
            <text:p>15,803</text:p>
          </table:table-cell>
          <table:table-cell office:value-type="float" office:value="14390" table:style-name="ce25">
            <text:p>14,390</text:p>
          </table:table-cell>
          <table:table-cell office:value-type="float" office:value="9.2772228248011235" table:style-name="ce26">
            <text:p>9.28</text:p>
          </table:table-cell>
          <table:table-cell office:value-type="float" office:value="32846" table:style-name="ce25">
            <text:p>32,846</text:p>
          </table:table-cell>
          <table:table-cell office:value-type="float" office:value="17213" table:style-name="ce25">
            <text:p>17,213</text:p>
          </table:table-cell>
          <table:table-cell office:value-type="float" office:value="15633" table:style-name="ce25">
            <text:p>15,633</text:p>
          </table:table-cell>
          <table:table-cell office:value-type="float" office:value="10.092394293492456" table:style-name="ce26">
            <text:p>10.09</text:p>
          </table:table-cell>
          <table:table-cell office:value-type="float" office:value="17612" table:style-name="ce25">
            <text:p>17,612</text:p>
          </table:table-cell>
          <table:table-cell office:value-type="float" office:value="9276" table:style-name="ce25">
            <text:p>9,276</text:p>
          </table:table-cell>
          <table:table-cell office:value-type="float" office:value="8336" table:style-name="ce25">
            <text:p>8,336</text:p>
          </table:table-cell>
          <table:table-cell office:value-type="float" office:value="5.4115340771171256" table:style-name="ce26">
            <text:p>5.41</text:p>
          </table:table-cell>
          <table:table-cell office:value-type="float" office:value="270170" table:style-name="ce25">
            <text:p>270,170</text:p>
          </table:table-cell>
          <table:table-cell office:value-type="float" office:value="135654" table:style-name="ce25">
            <text:p>135,654</text:p>
          </table:table-cell>
          <table:table-cell office:value-type="float" office:value="134516" table:style-name="ce25">
            <text:p>134,516</text:p>
          </table:table-cell>
          <table:table-cell office:value-type="float" office:value="83.013522689912207" table:style-name="ce26">
            <text:p>83.01</text:p>
          </table:table-cell>
          <table:table-cell office:value-type="float" office:value="55356" table:style-name="ce25">
            <text:p>55,356</text:p>
          </table:table-cell>
          <table:table-cell office:value-type="float" office:value="25456" table:style-name="ce25">
            <text:p>25,456</text:p>
          </table:table-cell>
          <table:table-cell office:value-type="float" office:value="29900" table:style-name="ce25">
            <text:p>29,900</text:p>
          </table:table-cell>
          <table:table-cell office:value-type="float" office:value="17.008907584198024" table:style-name="ce26">
            <text:p>17.0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022" table:style-name="ce25">
            <text:p>105,022</text:p>
          </table:table-cell>
          <table:table-cell office:value-type="float" office:value="54109" table:style-name="ce25">
            <text:p>54,109</text:p>
          </table:table-cell>
          <table:table-cell office:value-type="float" office:value="50913" table:style-name="ce25">
            <text:p>50,913</text:p>
          </table:table-cell>
          <table:table-cell office:value-type="float" office:value="4278" table:style-name="ce25">
            <text:p>4,278</text:p>
          </table:table-cell>
          <table:table-cell office:value-type="float" office:value="2263" table:style-name="ce25">
            <text:p>2,263</text:p>
          </table:table-cell>
          <table:table-cell office:value-type="float" office:value="2015" table:style-name="ce25">
            <text:p>2,015</text:p>
          </table:table-cell>
          <table:table-cell office:value-type="float" office:value="4.0734322332463675" table:style-name="ce26">
            <text:p>4.07</text:p>
          </table:table-cell>
          <table:table-cell office:value-type="float" office:value="5594" table:style-name="ce25">
            <text:p>5,594</text:p>
          </table:table-cell>
          <table:table-cell office:value-type="float" office:value="2963" table:style-name="ce25">
            <text:p>2,963</text:p>
          </table:table-cell>
          <table:table-cell office:value-type="float" office:value="2631" table:style-name="ce25">
            <text:p>2,631</text:p>
          </table:table-cell>
          <table:table-cell office:value-type="float" office:value="5.3265030184151891" table:style-name="ce27">
            <text:p>5.33</text:p>
          </table:table-cell>
          <table:table-cell office:value-type="float" office:value="8723" table:style-name="ce25">
            <text:p>8,723</text:p>
          </table:table-cell>
          <table:table-cell office:value-type="float" office:value="4596" table:style-name="ce25">
            <text:p>4,596</text:p>
          </table:table-cell>
          <table:table-cell office:value-type="float" office:value="4127" table:style-name="ce25">
            <text:p>4,127</text:p>
          </table:table-cell>
          <table:table-cell office:value-type="float" office:value="8.3058787682580792" table:style-name="ce26">
            <text:p>8.31</text:p>
          </table:table-cell>
          <table:table-cell office:value-type="float" office:value="9371" table:style-name="ce25">
            <text:p>9,371</text:p>
          </table:table-cell>
          <table:table-cell office:value-type="float" office:value="4927" table:style-name="ce25">
            <text:p>4,927</text:p>
          </table:table-cell>
          <table:table-cell office:value-type="float" office:value="4444" table:style-name="ce25">
            <text:p>4,444</text:p>
          </table:table-cell>
          <table:table-cell office:value-type="float" office:value="8.9228923463655239" table:style-name="ce26">
            <text:p>8.92</text:p>
          </table:table-cell>
          <table:table-cell office:value-type="float" office:value="4739" table:style-name="ce25">
            <text:p>4,739</text:p>
          </table:table-cell>
          <table:table-cell office:value-type="float" office:value="2462" table:style-name="ce25">
            <text:p>2,462</text:p>
          </table:table-cell>
          <table:table-cell office:value-type="float" office:value="2277" table:style-name="ce25">
            <text:p>2,277</text:p>
          </table:table-cell>
          <table:table-cell office:value-type="float" office:value="4.5123878806345337" table:style-name="ce26">
            <text:p>4.51</text:p>
          </table:table-cell>
          <table:table-cell office:value-type="float" office:value="88625" table:style-name="ce25">
            <text:p>88,625</text:p>
          </table:table-cell>
          <table:table-cell office:value-type="float" office:value="45430" table:style-name="ce25">
            <text:p>45,430</text:p>
          </table:table-cell>
          <table:table-cell office:value-type="float" office:value="43195" table:style-name="ce25">
            <text:p>43,195</text:p>
          </table:table-cell>
          <table:table-cell office:value-type="float" office:value="84.387080802117652" table:style-name="ce26">
            <text:p>84.39</text:p>
          </table:table-cell>
          <table:table-cell office:value-type="float" office:value="17629" table:style-name="ce25">
            <text:p>17,629</text:p>
          </table:table-cell>
          <table:table-cell office:value-type="float" office:value="8190" table:style-name="ce25">
            <text:p>8,190</text:p>
          </table:table-cell>
          <table:table-cell office:value-type="float" office:value="9439" table:style-name="ce25">
            <text:p>9,439</text:p>
          </table:table-cell>
          <table:table-cell office:value-type="float" office:value="16.786006741444652" table:style-name="ce26">
            <text:p>16.79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686" table:style-name="ce25">
            <text:p>368,686</text:p>
          </table:table-cell>
          <table:table-cell office:value-type="float" office:value="183989" table:style-name="ce25">
            <text:p>183,989</text:p>
          </table:table-cell>
          <table:table-cell office:value-type="float" office:value="184697" table:style-name="ce25">
            <text:p>184,697</text:p>
          </table:table-cell>
          <table:table-cell office:value-type="float" office:value="11232" table:style-name="ce25">
            <text:p>11,232</text:p>
          </table:table-cell>
          <table:table-cell office:value-type="float" office:value="5811" table:style-name="ce25">
            <text:p>5,811</text:p>
          </table:table-cell>
          <table:table-cell office:value-type="float" office:value="5421" table:style-name="ce25">
            <text:p>5,421</text:p>
          </table:table-cell>
          <table:table-cell office:value-type="float" office:value="3.0464948492755353" table:style-name="ce26">
            <text:p>3.05</text:p>
          </table:table-cell>
          <table:table-cell office:value-type="float" office:value="16356" table:style-name="ce25">
            <text:p>16,356</text:p>
          </table:table-cell>
          <table:table-cell office:value-type="float" office:value="8451" table:style-name="ce25">
            <text:p>8,451</text:p>
          </table:table-cell>
          <table:table-cell office:value-type="float" office:value="7905" table:style-name="ce25">
            <text:p>7,905</text:p>
          </table:table-cell>
          <table:table-cell office:value-type="float" office:value="4.4362953841480284" table:style-name="ce27">
            <text:p>4.44</text:p>
          </table:table-cell>
          <table:table-cell office:value-type="float" office:value="29409" table:style-name="ce25">
            <text:p>29,409</text:p>
          </table:table-cell>
          <table:table-cell office:value-type="float" office:value="15207" table:style-name="ce25">
            <text:p>15,207</text:p>
          </table:table-cell>
          <table:table-cell office:value-type="float" office:value="14202" table:style-name="ce25">
            <text:p>14,202</text:p>
          </table:table-cell>
          <table:table-cell office:value-type="float" office:value="7.9767064656645488" table:style-name="ce26">
            <text:p>7.98</text:p>
          </table:table-cell>
          <table:table-cell office:value-type="float" office:value="32244" table:style-name="ce25">
            <text:p>32,244</text:p>
          </table:table-cell>
          <table:table-cell office:value-type="float" office:value="16683" table:style-name="ce25">
            <text:p>16,683</text:p>
          </table:table-cell>
          <table:table-cell office:value-type="float" office:value="15561" table:style-name="ce25">
            <text:p>15,561</text:p>
          </table:table-cell>
          <table:table-cell office:value-type="float" office:value="8.7456534829095762" table:style-name="ce26">
            <text:p>8.75</text:p>
          </table:table-cell>
          <table:table-cell office:value-type="float" office:value="18374" table:style-name="ce25">
            <text:p>18,374</text:p>
          </table:table-cell>
          <table:table-cell office:value-type="float" office:value="9609" table:style-name="ce25">
            <text:p>9,609</text:p>
          </table:table-cell>
          <table:table-cell office:value-type="float" office:value="8765" table:style-name="ce25">
            <text:p>8,765</text:p>
          </table:table-cell>
          <table:table-cell office:value-type="float" office:value="4.983644618998281" table:style-name="ce26">
            <text:p>4.98</text:p>
          </table:table-cell>
          <table:table-cell office:value-type="float" office:value="312685" table:style-name="ce25">
            <text:p>312,685</text:p>
          </table:table-cell>
          <table:table-cell office:value-type="float" office:value="154854" table:style-name="ce25">
            <text:p>154,854</text:p>
          </table:table-cell>
          <table:table-cell office:value-type="float" office:value="157831" table:style-name="ce25">
            <text:p>157,831</text:p>
          </table:table-cell>
          <table:table-cell office:value-type="float" office:value="84.810651882631845" table:style-name="ce26">
            <text:p>84.81</text:p>
          </table:table-cell>
          <table:table-cell office:value-type="float" office:value="62530" table:style-name="ce25">
            <text:p>62,530</text:p>
          </table:table-cell>
          <table:table-cell office:value-type="float" office:value="28218" table:style-name="ce25">
            <text:p>28,218</text:p>
          </table:table-cell>
          <table:table-cell office:value-type="float" office:value="34312" table:style-name="ce25">
            <text:p>34,312</text:p>
          </table:table-cell>
          <table:table-cell office:value-type="float" office:value="16.960231741915884" table:style-name="ce26">
            <text:p>16.9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9806" table:style-name="ce25">
            <text:p>449,806</text:p>
          </table:table-cell>
          <table:table-cell office:value-type="float" office:value="221830" table:style-name="ce25">
            <text:p>221,830</text:p>
          </table:table-cell>
          <table:table-cell office:value-type="float" office:value="227976" table:style-name="ce25">
            <text:p>227,976</text:p>
          </table:table-cell>
          <table:table-cell office:value-type="float" office:value="23274" table:style-name="ce25">
            <text:p>23,274</text:p>
          </table:table-cell>
          <table:table-cell office:value-type="float" office:value="11976" table:style-name="ce25">
            <text:p>11,976</text:p>
          </table:table-cell>
          <table:table-cell office:value-type="float" office:value="11298" table:style-name="ce25">
            <text:p>11,298</text:p>
          </table:table-cell>
          <table:table-cell office:value-type="float" office:value="5.1742306683325703" table:style-name="ce26">
            <text:p>5.17</text:p>
          </table:table-cell>
          <table:table-cell office:value-type="float" office:value="34699" table:style-name="ce25">
            <text:p>34,699</text:p>
          </table:table-cell>
          <table:table-cell office:value-type="float" office:value="17933" table:style-name="ce25">
            <text:p>17,933</text:p>
          </table:table-cell>
          <table:table-cell office:value-type="float" office:value="16766" table:style-name="ce25">
            <text:p>16,766</text:p>
          </table:table-cell>
          <table:table-cell office:value-type="float" office:value="7.7142145725045905" table:style-name="ce27">
            <text:p>7.71</text:p>
          </table:table-cell>
          <table:table-cell office:value-type="float" office:value="61457" table:style-name="ce25">
            <text:p>61,457</text:p>
          </table:table-cell>
          <table:table-cell office:value-type="float" office:value="31918" table:style-name="ce25">
            <text:p>31,918</text:p>
          </table:table-cell>
          <table:table-cell office:value-type="float" office:value="29539" table:style-name="ce25">
            <text:p>29,539</text:p>
          </table:table-cell>
          <table:table-cell office:value-type="float" office:value="13.66300138281837" table:style-name="ce26">
            <text:p>13.66</text:p>
          </table:table-cell>
          <table:table-cell office:value-type="float" office:value="66803" table:style-name="ce25">
            <text:p>66,803</text:p>
          </table:table-cell>
          <table:table-cell office:value-type="float" office:value="34805" table:style-name="ce25">
            <text:p>34,805</text:p>
          </table:table-cell>
          <table:table-cell office:value-type="float" office:value="31998" table:style-name="ce25">
            <text:p>31,998</text:p>
          </table:table-cell>
          <table:table-cell office:value-type="float" office:value="14.851513763711466" table:style-name="ce26">
            <text:p>14.85</text:p>
          </table:table-cell>
          <table:table-cell office:value-type="float" office:value="29860" table:style-name="ce25">
            <text:p>29,860</text:p>
          </table:table-cell>
          <table:table-cell office:value-type="float" office:value="15614" table:style-name="ce25">
            <text:p>15,614</text:p>
          </table:table-cell>
          <table:table-cell office:value-type="float" office:value="14246" table:style-name="ce25">
            <text:p>14,246</text:p>
          </table:table-cell>
          <table:table-cell office:value-type="float" office:value="6.6384174510789098" table:style-name="ce26">
            <text:p>6.64</text:p>
          </table:table-cell>
          <table:table-cell office:value-type="float" office:value="347502" table:style-name="ce25">
            <text:p>347,502</text:p>
          </table:table-cell>
          <table:table-cell office:value-type="float" office:value="168595" table:style-name="ce25">
            <text:p>168,595</text:p>
          </table:table-cell>
          <table:table-cell office:value-type="float" office:value="178907" table:style-name="ce25">
            <text:p>178,907</text:p>
          </table:table-cell>
          <table:table-cell office:value-type="float" office:value="77.255972574843383" table:style-name="ce26">
            <text:p>77.26</text:p>
          </table:table-cell>
          <table:table-cell office:value-type="float" office:value="57549" table:style-name="ce25">
            <text:p>57,549</text:p>
          </table:table-cell>
          <table:table-cell office:value-type="float" office:value="25560" table:style-name="ce25">
            <text:p>25,560</text:p>
          </table:table-cell>
          <table:table-cell office:value-type="float" office:value="31989" table:style-name="ce25">
            <text:p>31,989</text:p>
          </table:table-cell>
          <table:table-cell office:value-type="float" office:value="12.794182380848632" table:style-name="ce26">
            <text:p>12.7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203" table:style-name="ce25">
            <text:p>267,203</text:p>
          </table:table-cell>
          <table:table-cell office:value-type="float" office:value="129439" table:style-name="ce25">
            <text:p>129,439</text:p>
          </table:table-cell>
          <table:table-cell office:value-type="float" office:value="137764" table:style-name="ce25">
            <text:p>137,764</text:p>
          </table:table-cell>
          <table:table-cell office:value-type="float" office:value="10100" table:style-name="ce25">
            <text:p>10,100</text:p>
          </table:table-cell>
          <table:table-cell office:value-type="float" office:value="5226" table:style-name="ce25">
            <text:p>5,226</text:p>
          </table:table-cell>
          <table:table-cell office:value-type="float" office:value="4874" table:style-name="ce25">
            <text:p>4,874</text:p>
          </table:table-cell>
          <table:table-cell office:value-type="float" office:value="3.7798976807895124" table:style-name="ce26">
            <text:p>3.78</text:p>
          </table:table-cell>
          <table:table-cell office:value-type="float" office:value="14955" table:style-name="ce25">
            <text:p>14,955</text:p>
          </table:table-cell>
          <table:table-cell office:value-type="float" office:value="7772" table:style-name="ce25">
            <text:p>7,772</text:p>
          </table:table-cell>
          <table:table-cell office:value-type="float" office:value="7183" table:style-name="ce25">
            <text:p>7,183</text:p>
          </table:table-cell>
          <table:table-cell office:value-type="float" office:value="5.5968682986343712" table:style-name="ce27">
            <text:p>5.60</text:p>
          </table:table-cell>
          <table:table-cell office:value-type="float" office:value="27615" table:style-name="ce25">
            <text:p>27,615</text:p>
          </table:table-cell>
          <table:table-cell office:value-type="float" office:value="14455" table:style-name="ce25">
            <text:p>14,455</text:p>
          </table:table-cell>
          <table:table-cell office:value-type="float" office:value="13160" table:style-name="ce25">
            <text:p>13,160</text:p>
          </table:table-cell>
          <table:table-cell office:value-type="float" office:value="10.334839054950731" table:style-name="ce26">
            <text:p>10.33</text:p>
          </table:table-cell>
          <table:table-cell office:value-type="float" office:value="30385" table:style-name="ce25">
            <text:p>30,385</text:p>
          </table:table-cell>
          <table:table-cell office:value-type="float" office:value="15907" table:style-name="ce25">
            <text:p>15,907</text:p>
          </table:table-cell>
          <table:table-cell office:value-type="float" office:value="14478" table:style-name="ce25">
            <text:p>14,478</text:p>
          </table:table-cell>
          <table:table-cell office:value-type="float" office:value="11.37150406245439" table:style-name="ce26">
            <text:p>11.37</text:p>
          </table:table-cell>
          <table:table-cell office:value-type="float" office:value="16852" table:style-name="ce25">
            <text:p>16,852</text:p>
          </table:table-cell>
          <table:table-cell office:value-type="float" office:value="8766" table:style-name="ce25">
            <text:p>8,766</text:p>
          </table:table-cell>
          <table:table-cell office:value-type="float" office:value="8086" table:style-name="ce25">
            <text:p>8,086</text:p>
          </table:table-cell>
          <table:table-cell office:value-type="float" office:value="6.3068154174915696" table:style-name="ce26">
            <text:p>6.31</text:p>
          </table:table-cell>
          <table:table-cell office:value-type="float" office:value="215775" table:style-name="ce25">
            <text:p>215,775</text:p>
          </table:table-cell>
          <table:table-cell office:value-type="float" office:value="102588" table:style-name="ce25">
            <text:p>102,588</text:p>
          </table:table-cell>
          <table:table-cell office:value-type="float" office:value="113187" table:style-name="ce25">
            <text:p>113,187</text:p>
          </table:table-cell>
          <table:table-cell office:value-type="float" office:value="80.753210106173952" table:style-name="ce26">
            <text:p>80.75</text:p>
          </table:table-cell>
          <table:table-cell office:value-type="float" office:value="42281" table:style-name="ce25">
            <text:p>42,281</text:p>
          </table:table-cell>
          <table:table-cell office:value-type="float" office:value="18629" table:style-name="ce25">
            <text:p>18,629</text:p>
          </table:table-cell>
          <table:table-cell office:value-type="float" office:value="23652" table:style-name="ce25">
            <text:p>23,652</text:p>
          </table:table-cell>
          <table:table-cell office:value-type="float" office:value="15.823549885293204" table:style-name="ce26">
            <text:p>15.82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719" table:style-name="ce21">
            <text:p>152,719</text:p>
          </table:table-cell>
          <table:table-cell office:value-type="float" office:value="77178" table:style-name="ce21">
            <text:p>77,178</text:p>
          </table:table-cell>
          <table:table-cell office:value-type="float" office:value="75541" table:style-name="ce21">
            <text:p>75,541</text:p>
          </table:table-cell>
          <table:table-cell office:value-type="float" office:value="5546" table:style-name="ce21">
            <text:p>5,546</text:p>
          </table:table-cell>
          <table:table-cell office:value-type="float" office:value="2882" table:style-name="ce21">
            <text:p>2,882</text:p>
          </table:table-cell>
          <table:table-cell office:value-type="float" office:value="2664" table:style-name="ce21">
            <text:p>2,664</text:p>
          </table:table-cell>
          <table:table-cell office:value-type="float" office:value="3.631506230397004" table:style-name="ce22">
            <text:p>3.63</text:p>
          </table:table-cell>
          <table:table-cell office:value-type="float" office:value="7293" table:style-name="ce21">
            <text:p>7,293</text:p>
          </table:table-cell>
          <table:table-cell office:value-type="float" office:value="3767" table:style-name="ce21">
            <text:p>3,767</text:p>
          </table:table-cell>
          <table:table-cell office:value-type="float" office:value="3526" table:style-name="ce21">
            <text:p>3,526</text:p>
          </table:table-cell>
          <table:table-cell office:value-type="float" office:value="4.7754372409457897" table:style-name="ce23">
            <text:p>4.78</text:p>
          </table:table-cell>
          <table:table-cell office:value-type="float" office:value="11584" table:style-name="ce21">
            <text:p>11,584</text:p>
          </table:table-cell>
          <table:table-cell office:value-type="float" office:value="6010" table:style-name="ce21">
            <text:p>6,010</text:p>
          </table:table-cell>
          <table:table-cell office:value-type="float" office:value="5574" table:style-name="ce21">
            <text:p>5,574</text:p>
          </table:table-cell>
          <table:table-cell office:value-type="float" office:value="7.5851727682868537" table:style-name="ce22">
            <text:p>7.59</text:p>
          </table:table-cell>
          <table:table-cell office:value-type="float" office:value="12389" table:style-name="ce21">
            <text:p>12,389</text:p>
          </table:table-cell>
          <table:table-cell office:value-type="float" office:value="6448" table:style-name="ce21">
            <text:p>6,448</text:p>
          </table:table-cell>
          <table:table-cell office:value-type="float" office:value="5941" table:style-name="ce21">
            <text:p>5,941</text:p>
          </table:table-cell>
          <table:table-cell office:value-type="float" office:value="8.112284653513969" table:style-name="ce22">
            <text:p>8.11</text:p>
          </table:table-cell>
          <table:table-cell office:value-type="float" office:value="5612" table:style-name="ce21">
            <text:p>5,612</text:p>
          </table:table-cell>
          <table:table-cell office:value-type="float" office:value="2966" table:style-name="ce21">
            <text:p>2,966</text:p>
          </table:table-cell>
          <table:table-cell office:value-type="float" office:value="2646" table:style-name="ce21">
            <text:p>2,646</text:p>
          </table:table-cell>
          <table:table-cell office:value-type="float" office:value="3.6747228570118979" table:style-name="ce22">
            <text:p>3.67</text:p>
          </table:table-cell>
          <table:table-cell office:value-type="float" office:value="131914" table:style-name="ce21">
            <text:p>131,914</text:p>
          </table:table-cell>
          <table:table-cell office:value-type="float" office:value="66343" table:style-name="ce21">
            <text:p>66,343</text:p>
          </table:table-cell>
          <table:table-cell office:value-type="float" office:value="65571" table:style-name="ce21">
            <text:p>65,571</text:p>
          </table:table-cell>
          <table:table-cell office:value-type="float" office:value="86.37694065571408" table:style-name="ce22">
            <text:p>86.38</text:p>
          </table:table-cell>
          <table:table-cell office:value-type="float" office:value="21129" table:style-name="ce21">
            <text:p>21,129</text:p>
          </table:table-cell>
          <table:table-cell office:value-type="float" office:value="10259" table:style-name="ce21">
            <text:p>10,259</text:p>
          </table:table-cell>
          <table:table-cell office:value-type="float" office:value="10870" table:style-name="ce21">
            <text:p>10,870</text:p>
          </table:table-cell>
          <table:table-cell office:value-type="float" office:value="13.835213693122665" table:style-name="ce22">
            <text:p>13.84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683" table:style-name="ce25">
            <text:p>139,683</text:p>
          </table:table-cell>
          <table:table-cell office:value-type="float" office:value="69705" table:style-name="ce25">
            <text:p>69,705</text:p>
          </table:table-cell>
          <table:table-cell office:value-type="float" office:value="69978" table:style-name="ce25">
            <text:p>69,978</text:p>
          </table:table-cell>
          <table:table-cell office:value-type="float" office:value="4938" table:style-name="ce25">
            <text:p>4,938</text:p>
          </table:table-cell>
          <table:table-cell office:value-type="float" office:value="2545" table:style-name="ce25">
            <text:p>2,545</text:p>
          </table:table-cell>
          <table:table-cell office:value-type="float" office:value="2393" table:style-name="ce25">
            <text:p>2,393</text:p>
          </table:table-cell>
          <table:table-cell office:value-type="float" office:value="3.5351474409913877" table:style-name="ce26">
            <text:p>3.54</text:p>
          </table:table-cell>
          <table:table-cell office:value-type="float" office:value="6498" table:style-name="ce25">
            <text:p>6,498</text:p>
          </table:table-cell>
          <table:table-cell office:value-type="float" office:value="3342" table:style-name="ce25">
            <text:p>3,342</text:p>
          </table:table-cell>
          <table:table-cell office:value-type="float" office:value="3156" table:style-name="ce25">
            <text:p>3,156</text:p>
          </table:table-cell>
          <table:table-cell office:value-type="float" office:value="4.6519619423981444" table:style-name="ce27">
            <text:p>4.65</text:p>
          </table:table-cell>
          <table:table-cell office:value-type="float" office:value="10334" table:style-name="ce25">
            <text:p>10,334</text:p>
          </table:table-cell>
          <table:table-cell office:value-type="float" office:value="5342" table:style-name="ce25">
            <text:p>5,342</text:p>
          </table:table-cell>
          <table:table-cell office:value-type="float" office:value="4992" table:style-name="ce25">
            <text:p>4,992</text:p>
          </table:table-cell>
          <table:table-cell office:value-type="float" office:value="7.3981801650880916" table:style-name="ce26">
            <text:p>7.40</text:p>
          </table:table-cell>
          <table:table-cell office:value-type="float" office:value="11048" table:style-name="ce25">
            <text:p>11,048</text:p>
          </table:table-cell>
          <table:table-cell office:value-type="float" office:value="5730" table:style-name="ce25">
            <text:p>5,730</text:p>
          </table:table-cell>
          <table:table-cell office:value-type="float" office:value="5318" table:style-name="ce25">
            <text:p>5,318</text:p>
          </table:table-cell>
          <table:table-cell office:value-type="float" office:value="7.9093375715011849" table:style-name="ce26">
            <text:p>7.91</text:p>
          </table:table-cell>
          <table:table-cell office:value-type="float" office:value="5049" table:style-name="ce25">
            <text:p>5,049</text:p>
          </table:table-cell>
          <table:table-cell office:value-type="float" office:value="2659" table:style-name="ce25">
            <text:p>2,659</text:p>
          </table:table-cell>
          <table:table-cell office:value-type="float" office:value="2390" table:style-name="ce25">
            <text:p>2,390</text:p>
          </table:table-cell>
          <table:table-cell office:value-type="float" office:value="3.6146130882068688" table:style-name="ce26">
            <text:p>3.61</text:p>
          </table:table-cell>
          <table:table-cell office:value-type="float" office:value="120951" table:style-name="ce25">
            <text:p>120,951</text:p>
          </table:table-cell>
          <table:table-cell office:value-type="float" office:value="59991" table:style-name="ce25">
            <text:p>59,991</text:p>
          </table:table-cell>
          <table:table-cell office:value-type="float" office:value="60960" table:style-name="ce25">
            <text:p>60,960</text:p>
          </table:table-cell>
          <table:table-cell office:value-type="float" office:value="86.589635102338875" table:style-name="ce26">
            <text:p>86.59</text:p>
          </table:table-cell>
          <table:table-cell office:value-type="float" office:value="19522" table:style-name="ce25">
            <text:p>19,522</text:p>
          </table:table-cell>
          <table:table-cell office:value-type="float" office:value="9388" table:style-name="ce25">
            <text:p>9,388</text:p>
          </table:table-cell>
          <table:table-cell office:value-type="float" office:value="10134" table:style-name="ce25">
            <text:p>10,134</text:p>
          </table:table-cell>
          <table:table-cell office:value-type="float" office:value="13.97593121568122" table:style-name="ce26">
            <text:p>13.98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36" table:style-name="ce29">
            <text:p>13,036</text:p>
          </table:table-cell>
          <table:table-cell office:value-type="float" office:value="7473" table:style-name="ce30">
            <text:p>7,473</text:p>
          </table:table-cell>
          <table:table-cell office:value-type="float" office:value="5563" table:style-name="ce30">
            <text:p>5,563</text:p>
          </table:table-cell>
          <table:table-cell office:value-type="float" office:value="608" table:style-name="ce29">
            <text:p>608</text:p>
          </table:table-cell>
          <table:table-cell office:value-type="float" office:value="337" table:style-name="ce30">
            <text:p>337</text:p>
          </table:table-cell>
          <table:table-cell office:value-type="float" office:value="271" table:style-name="ce30">
            <text:p>271</text:p>
          </table:table-cell>
          <table:table-cell office:value-type="float" office:value="4.6640073642221536" table:style-name="ce31">
            <text:p>4.66</text:p>
          </table:table-cell>
          <table:table-cell office:value-type="float" office:value="795" table:style-name="ce29">
            <text:p>795</text:p>
          </table:table-cell>
          <table:table-cell office:value-type="float" office:value="425" table:style-name="ce30">
            <text:p>425</text:p>
          </table:table-cell>
          <table:table-cell office:value-type="float" office:value="370" table:style-name="ce30">
            <text:p>370</text:p>
          </table:table-cell>
          <table:table-cell office:value-type="float" office:value="6.0984964713102174" table:style-name="ce32">
            <text:p>6.10</text:p>
          </table:table-cell>
          <table:table-cell office:value-type="float" office:value="1250" table:style-name="ce29">
            <text:p>1,250</text:p>
          </table:table-cell>
          <table:table-cell office:value-type="float" office:value="668" table:style-name="ce30">
            <text:p>668</text:p>
          </table:table-cell>
          <table:table-cell office:value-type="float" office:value="582" table:style-name="ce30">
            <text:p>582</text:p>
          </table:table-cell>
          <table:table-cell office:value-type="float" office:value="9.5888309297330476" table:style-name="ce31">
            <text:p>9.59</text:p>
          </table:table-cell>
          <table:table-cell office:value-type="float" office:value="1341" table:style-name="ce29">
            <text:p>1,341</text:p>
          </table:table-cell>
          <table:table-cell office:value-type="float" office:value="718" table:style-name="ce30">
            <text:p>718</text:p>
          </table:table-cell>
          <table:table-cell office:value-type="float" office:value="623" table:style-name="ce30">
            <text:p>623</text:p>
          </table:table-cell>
          <table:table-cell office:value-type="float" office:value="10.286897821417613" table:style-name="ce31">
            <text:p>10.29</text:p>
          </table:table-cell>
          <table:table-cell office:value-type="float" office:value="563" table:style-name="ce29">
            <text:p>563</text:p>
          </table:table-cell>
          <table:table-cell office:value-type="float" office:value="307" table:style-name="ce30">
            <text:p>307</text:p>
          </table:table-cell>
          <table:table-cell office:value-type="float" office:value="256" table:style-name="ce30">
            <text:p>256</text:p>
          </table:table-cell>
          <table:table-cell office:value-type="float" office:value="4.3188094507517638" table:style-name="ce31">
            <text:p>4.32</text:p>
          </table:table-cell>
          <table:table-cell office:value-type="float" office:value="10963" table:style-name="ce29">
            <text:p>10,963</text:p>
          </table:table-cell>
          <table:table-cell office:value-type="float" office:value="6352" table:style-name="ce30">
            <text:p>6,352</text:p>
          </table:table-cell>
          <table:table-cell office:value-type="float" office:value="4611" table:style-name="ce30">
            <text:p>4,611</text:p>
          </table:table-cell>
          <table:table-cell office:value-type="float" office:value="84.097882786130711" table:style-name="ce31">
            <text:p>84.10</text:p>
          </table:table-cell>
          <table:table-cell office:value-type="float" office:value="1607" table:style-name="ce29">
            <text:p>1,607</text:p>
          </table:table-cell>
          <table:table-cell office:value-type="float" office:value="871" table:style-name="ce30">
            <text:p>871</text:p>
          </table:table-cell>
          <table:table-cell office:value-type="float" office:value="736" table:style-name="ce30">
            <text:p>736</text:p>
          </table:table-cell>
          <table:table-cell office:value-type="float" office:value="12.327401043264805" table:style-name="ce31">
            <text:p>12.33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6月8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10905/【套印】各月(03以外)-10905.xlsx'#新02性比例等-年月別" table:style-name="ta2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2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2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2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2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2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2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2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2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2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2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2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2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2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2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2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2:23Z</meta:creation-date>
    <dc:date>2020-06-08T03:13:18Z</dc:date>
  </office:meta>
</office:document-meta>
</file>